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2000009900000392000002596801CBC71B6FBD9D.wmf" manifest:media-type="image/x-wm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list-style-name="L1">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2" style:family="graphic" style:parent-style-name="standard" style:list-style-name="L2">
      <style:graphic-properties draw:stroke="solid" svg:stroke-width="0.026cm" svg:stroke-color="#357eb8" draw:marker-start="" draw:marker-start-width="0.2cm" draw:marker-start-center="false" draw:marker-end="" draw:marker-end-width="0.2cm" draw:marker-end-center="false" draw:fill="gradient" draw:fill-color="#729fcf" draw:fill-gradient-name="Gradient_20_6" draw:textarea-horizontal-align="justify" draw:textarea-vertical-align="middle" draw:auto-grow-height="false" draw:fit-to-size="false" fo:min-height="5.617cm" fo:min-width="9.279cm" fo:padding-top="0.125cm" fo:padding-bottom="0.125cm" fo:padding-left="0.25cm" fo:padding-right="0.25cm" fo:wrap-option="wrap" draw:shadow="visible" draw:shadow-offset-x="0cm" draw:shadow-offset-y="0.064cm" draw:shadow-color="#000000" draw:shadow-opacity="35%"/>
    </style:style>
    <style:style style:name="gr3" style:family="graphic" style:parent-style-name="standard">
      <style:graphic-properties draw:stroke="none" draw:fill="gradient" draw:fill-gradient-name="Gradient_20_8" draw:textarea-horizontal-align="justify" draw:textarea-vertical-align="middle" draw:auto-grow-height="false" fo:min-height="1.2cm" fo:min-width="4.772cm" draw:shadow="visible" draw:shadow-offset-x="0cm" draw:shadow-offset-y="0.051cm"/>
    </style:style>
    <style:style style:name="gr4" style:family="graphic" style:parent-style-name="Object_20_with_20_no_20_fill_20_and_20_no_20_line" style:list-style-name="L1">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5" style:family="graphic" style:parent-style-name="objectwithoutfill">
      <style:graphic-properties svg:stroke-width="0.159cm" draw:marker-start-width="0.438cm" draw:marker-end="Arrow" draw:marker-end-width="0.438cm" draw:fill="none" draw:textarea-vertical-align="middle" fo:padding-top="0.204cm" fo:padding-bottom="0.204cm" fo:padding-left="0.329cm" fo:padding-right="0.329cm"/>
    </style:style>
    <style:style style:name="gr6" style:family="graphic" style:parent-style-name="standard">
      <style:graphic-properties draw:stroke="solid" svg:stroke-color="#b2b2b2" draw:fill="gradient" draw:fill-gradient-name="Gradient_20_15" draw:textarea-horizontal-align="justify" draw:textarea-vertical-align="middle" draw:auto-grow-height="false" fo:min-height="1.428cm" fo:min-width="2.734cm" draw:shadow="visible" draw:shadow-offset-x="0cm" draw:shadow-offset-y="0.071cm"/>
    </style:style>
    <style:style style:name="gr7" style:family="graphic" style:parent-style-name="objectwithoutfill">
      <style:graphic-properties svg:stroke-width="0.159cm" draw:marker-start="Arrow" draw:marker-start-width="0.438cm" draw:marker-end="Arrow" draw:marker-end-width="0.438cm" draw:fill="none" draw:textarea-vertical-align="middle" fo:padding-top="0.204cm" fo:padding-bottom="0.204cm" fo:padding-left="0.329cm" fo:padding-right="0.329cm"/>
    </style:style>
    <style:style style:name="gr8" style:family="graphic" style:parent-style-name="standard">
      <style:graphic-properties draw:stroke="none" svg:stroke-color="#000000" draw:fill="none" draw:fill-color="#ffffff" draw:auto-grow-height="true" draw:auto-grow-width="false" fo:max-height="0cm" fo:min-height="2.548cm"/>
    </style:style>
    <style:style style:name="gr9" style:family="graphic" style:parent-style-name="standard">
      <style:graphic-properties draw:stroke="none" svg:stroke-color="#000000" draw:fill="none" draw:fill-color="#ffffff" draw:auto-grow-height="true" draw:auto-grow-width="false" fo:max-height="0cm" fo:min-height="1.36cm"/>
    </style:style>
    <style:style style:name="gr10" style:family="graphic" style:parent-style-name="standard">
      <style:graphic-properties draw:stroke="none" svg:stroke-color="#000000" draw:fill="none" draw:fill-color="#ffffff" draw:auto-grow-height="true" draw:auto-grow-width="false" fo:max-height="0cm" fo:min-height="1.361cm"/>
    </style:style>
    <style:style style:name="gr11" style:family="graphic" style:parent-style-name="standard">
      <style:graphic-properties draw:textarea-horizontal-align="justify" draw:textarea-vertical-align="middle" draw:auto-grow-height="false" fo:min-height="0.747cm" fo:min-width="1.134cm" fo:wrap-option="no-wrap" draw:shadow="visible" draw:shadow-offset-x="0.035cm" draw:shadow-offset-y="0.035cm"/>
    </style:style>
    <style:style style:name="gr12" style:family="graphic" style:parent-style-name="standard">
      <style:graphic-properties draw:fill="gradient" draw:fill-gradient-name="Gradient_20_15" draw:textarea-horizontal-align="justify" draw:textarea-vertical-align="middle" draw:auto-grow-height="false" fo:min-height="0.801cm" fo:min-width="1.134cm" fo:wrap-option="no-wrap" draw:shadow="visible" draw:shadow-offset-x="0.035cm" draw:shadow-offset-y="0.035cm"/>
    </style:style>
    <style:style style:name="gr13" style:family="graphic" style:parent-style-name="standard">
      <style:graphic-properties draw:fill="gradient" draw:fill-gradient-name="Gradient_20_15" draw:textarea-horizontal-align="justify" draw:textarea-vertical-align="middle" draw:auto-grow-height="false" fo:min-height="0.945cm" fo:min-width="1.358cm" fo:wrap-option="no-wrap" draw:shadow="visible" draw:shadow-offset-x="0.035cm" draw:shadow-offset-y="0.035cm"/>
    </style:style>
    <style:style style:name="gr14" style:family="graphic" style:parent-style-name="Object_20_with_20_no_20_fill_20_and_20_no_20_line" style:list-style-name="L1">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1.359cm"/>
    </style:style>
    <style:style style:name="gr16" style:family="graphic" style:parent-style-name="standard">
      <style:graphic-properties draw:fill="gradient" draw:fill-gradient-name="Gradient_20_15" draw:textarea-horizontal-align="justify" draw:textarea-vertical-align="middle" draw:auto-grow-height="false" fo:min-height="0.982cm" fo:min-width="1.418cm" fo:wrap-option="no-wrap" draw:shadow="visible" draw:shadow-offset-x="0.035cm" draw:shadow-offset-y="0.035cm"/>
    </style:style>
    <style:style style:name="gr17" style:family="graphic" style:parent-style-name="standard">
      <style:graphic-properties draw:textarea-horizontal-align="justify" draw:textarea-vertical-align="middle" draw:auto-grow-height="false" fo:min-height="0.551cm" fo:min-width="0.815cm" fo:wrap-option="no-wrap" draw:shadow="visible" draw:shadow-offset-x="0.035cm" draw:shadow-offset-y="0.035cm"/>
    </style:style>
    <style:style style:name="gr18" style:family="graphic" style:parent-style-name="standard">
      <style:graphic-properties draw:stroke="none" draw:fill="gradient" draw:fill-gradient-name="Gradient_20_16" draw:textarea-horizontal-align="justify" draw:textarea-vertical-align="middle" draw:auto-grow-height="false" fo:min-height="0.014cm" fo:min-width="0cm"/>
    </style:style>
    <style:style style:name="gr19" style:family="graphic">
      <style:graphic-properties style:protect="size"/>
    </style:style>
    <style:style style:name="gr20" style:family="graphic" style:parent-style-name="standard" style:list-style-name="L2">
      <style:graphic-properties draw:stroke="solid" svg:stroke-width="0.026cm" svg:stroke-color="#357eb8" draw:marker-start="" draw:marker-start-width="0.2cm" draw:marker-start-center="false" draw:marker-end="" draw:marker-end-width="0.2cm" draw:marker-end-center="false" draw:fill="gradient" draw:fill-color="#729fcf" draw:fill-gradient-name="Gradient_20_6" draw:textarea-horizontal-align="justify" draw:textarea-vertical-align="middle" draw:auto-grow-height="false" draw:fit-to-size="false" fo:min-height="5.526cm" fo:min-width="8.208cm" fo:padding-top="0.125cm" fo:padding-bottom="0.125cm" fo:padding-left="0.25cm" fo:padding-right="0.25cm" fo:wrap-option="wrap" draw:shadow="visible" draw:shadow-offset-x="0cm" draw:shadow-offset-y="0.064cm" draw:shadow-color="#000000" draw:shadow-opacity="35%"/>
    </style:style>
    <style:style style:name="gr21" style:family="graphic" style:parent-style-name="Object_20_with_20_no_20_fill_20_and_20_no_20_line" style:list-style-name="L1">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22" style:family="graphic" style:parent-style-name="Object_20_with_20_no_20_fill_20_and_20_no_20_line" style:list-style-name="L1">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color="#000000" draw:fill="none" draw:fill-color="#ffffff" draw:auto-grow-height="true" draw:auto-grow-width="false" fo:max-height="0cm" fo:min-height="1.334cm"/>
    </style:style>
    <style:style style:name="gr24" style:family="graphic" style:parent-style-name="standard" style:list-style-name="L2">
      <style:graphic-properties draw:stroke="solid" svg:stroke-width="0.026cm" svg:stroke-color="#357eb8" draw:marker-start="" draw:marker-start-width="0.2cm" draw:marker-start-center="false" draw:marker-end="" draw:marker-end-width="0.2cm" draw:marker-end-center="false" draw:fill="gradient" draw:fill-color="#729fcf" draw:fill-gradient-name="Gradient_20_6" draw:textarea-horizontal-align="justify" draw:textarea-vertical-align="middle" draw:auto-grow-height="false" draw:fit-to-size="false" fo:min-height="1.893cm" fo:min-width="2.536cm" fo:padding-top="0.125cm" fo:padding-bottom="0.125cm" fo:padding-left="0.25cm" fo:padding-right="0.25cm" fo:wrap-option="wrap" draw:shadow="visible" draw:shadow-offset-x="0cm" draw:shadow-offset-y="0.064cm" draw:shadow-color="#000000" draw:shadow-opacity="35%"/>
    </style:style>
    <style:style style:name="gr25" style:family="graphic" style:parent-style-name="standard">
      <style:graphic-properties draw:stroke="none" draw:fill="gradient" draw:fill-gradient-name="Gradient_20_8" draw:textarea-horizontal-align="justify" draw:textarea-vertical-align="middle" draw:auto-grow-height="false" fo:min-height="1.178cm" fo:min-width="4.688cm" draw:shadow="visible" draw:shadow-offset-x="0cm" draw:shadow-offset-y="0.051cm"/>
    </style:style>
    <style:style style:name="gr26" style:family="graphic" style:parent-style-name="standard">
      <style:graphic-properties draw:stroke="none" svg:stroke-color="#000000" draw:fill="none" draw:fill-color="#ffffff" draw:auto-grow-height="true" draw:auto-grow-width="false" fo:max-height="0cm" fo:min-height="2.503cm"/>
    </style:style>
    <style:style style:name="gr27" style:family="graphic" style:parent-style-name="standard">
      <style:graphic-properties draw:fill="gradient" draw:fill-gradient-name="Gradient_20_15" draw:textarea-horizontal-align="justify" draw:textarea-vertical-align="middle" draw:auto-grow-height="false" fo:min-height="0.963cm" fo:min-width="1.387cm" fo:wrap-option="no-wrap" draw:shadow="visible" draw:shadow-offset-x="0.035cm" draw:shadow-offset-y="0.035cm"/>
    </style:style>
    <style:style style:name="gr28" style:family="graphic" style:parent-style-name="standard">
      <style:graphic-properties draw:stroke="solid" svg:stroke-color="#b2b2b2" draw:fill="gradient" draw:fill-gradient-name="Gradient_20_15" draw:textarea-horizontal-align="justify" draw:textarea-vertical-align="middle" draw:auto-grow-height="false" fo:min-height="1.402cm" fo:min-width="2.682cm" draw:shadow="visible" draw:shadow-offset-x="0cm" draw:shadow-offset-y="0.071cm"/>
    </style:style>
    <style:style style:name="gr29" style:family="graphic" style:parent-style-name="standard">
      <style:graphic-properties draw:textarea-horizontal-align="justify" draw:textarea-vertical-align="middle" draw:auto-grow-height="false" fo:min-height="0.733cm" fo:min-width="1.109cm" fo:wrap-option="no-wrap" draw:shadow="visible" draw:shadow-offset-x="0.035cm" draw:shadow-offset-y="0.035cm"/>
    </style:style>
    <style:style style:name="gr30" style:family="graphic" style:parent-style-name="standard">
      <style:graphic-properties draw:fill="gradient" draw:fill-gradient-name="Gradient_20_15" draw:textarea-horizontal-align="justify" draw:textarea-vertical-align="middle" draw:auto-grow-height="false" fo:min-height="0.786cm" fo:min-width="1.109cm" fo:wrap-option="no-wrap" draw:shadow="visible" draw:shadow-offset-x="0.035cm" draw:shadow-offset-y="0.035cm"/>
    </style:style>
    <style:style style:name="gr31" style:family="graphic" style:parent-style-name="Object_20_with_20_no_20_fill_20_and_20_no_20_line" style:list-style-name="L1">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32" style:family="graphic" style:parent-style-name="standard">
      <style:graphic-properties draw:fill="gradient" draw:fill-gradient-name="Gradient_20_15" draw:textarea-horizontal-align="justify" draw:textarea-vertical-align="middle" draw:auto-grow-height="false" fo:min-height="0.904cm" fo:min-width="1.292cm" fo:wrap-option="no-wrap" draw:shadow="visible" draw:shadow-offset-x="0.035cm" draw:shadow-offset-y="0.035cm"/>
    </style:style>
    <style:style style:name="gr33" style:family="graphic" style:parent-style-name="standard">
      <style:graphic-properties draw:textarea-horizontal-align="justify" draw:textarea-vertical-align="middle" draw:auto-grow-height="false" fo:min-height="1.006cm" fo:min-width="1.713cm" fo:wrap-option="no-wrap" draw:shadow="visible" draw:shadow-offset-x="0.035cm" draw:shadow-offset-y="0.035cm"/>
    </style:style>
    <style:style style:name="gr34" style:family="graphic" style:parent-style-name="standard">
      <style:graphic-properties draw:textarea-horizontal-align="justify" draw:textarea-vertical-align="middle" draw:auto-grow-height="false" fo:min-height="0.538cm" fo:min-width="0.795cm" fo:wrap-option="no-wrap" draw:shadow="visible" draw:shadow-offset-x="0.035cm" draw:shadow-offset-y="0.035cm"/>
    </style:style>
    <style:style style:name="gr35" style:family="graphic" style:parent-style-name="standard">
      <style:graphic-properties draw:stroke="none" draw:fill="gradient" draw:fill-gradient-name="Gradient_20_16" draw:textarea-horizontal-align="justify" draw:textarea-vertical-align="middle" draw:auto-grow-height="false" fo:min-height="0.009cm" fo:min-width="0cm"/>
    </style:style>
    <style:style style:name="gr36" style:family="graphic" style:parent-style-name="objectwithoutfill">
      <style:graphic-properties draw:stroke="dash" draw:stroke-dash="Fine_20_Dashed" svg:stroke-width="0.106cm" draw:marker-start-width="0.359cm" draw:marker-end-width="0.359cm" draw:fill="none" draw:textarea-vertical-align="middle" fo:padding-top="0.178cm" fo:padding-bottom="0.178cm" fo:padding-left="0.303cm" fo:padding-right="0.303cm"/>
    </style:style>
    <style:style style:name="gr37" style:family="graphic" style:parent-style-name="standard" style:list-style-name="L2">
      <style:graphic-properties draw:stroke="solid" svg:stroke-width="0.026cm" svg:stroke-color="#357eb8" draw:marker-start="" draw:marker-start-width="0.2cm" draw:marker-start-center="false" draw:marker-end="" draw:marker-end-width="0.2cm" draw:marker-end-center="false" draw:fill="gradient" draw:fill-color="#729fcf" draw:fill-gradient-name="Gradient_20_6" draw:textarea-horizontal-align="justify" draw:textarea-vertical-align="middle" draw:auto-grow-height="false" draw:fit-to-size="false" fo:min-height="3.691cm" fo:min-width="7.061cm" fo:padding-top="0.125cm" fo:padding-bottom="0.125cm" fo:padding-left="0.25cm" fo:padding-right="0.25cm" fo:wrap-option="wrap" draw:shadow="visible" draw:shadow-offset-x="0cm" draw:shadow-offset-y="0.064cm" draw:shadow-color="#000000" draw:shadow-opacity="35%"/>
    </style:style>
    <style:style style:name="gr38" style:family="graphic" style:parent-style-name="standard" style:list-style-name="L2">
      <style:graphic-properties draw:stroke="solid" svg:stroke-width="0.026cm" svg:stroke-color="#357eb8" draw:marker-start="" draw:marker-start-width="0.2cm" draw:marker-start-center="false" draw:marker-end="" draw:marker-end-width="0.2cm" draw:marker-end-center="false" draw:fill="gradient" draw:fill-color="#729fcf" draw:fill-gradient-name="Gradient_20_6" draw:textarea-horizontal-align="justify" draw:textarea-vertical-align="middle" draw:auto-grow-height="false" draw:fit-to-size="false" fo:min-height="3.691cm" fo:min-width="7.061cm" fo:padding-top="0.125cm" fo:padding-bottom="0.125cm" fo:padding-left="0.25cm" fo:padding-right="0.25cm" fo:wrap-option="wrap" draw:shadow="visible" draw:shadow-offset-x="0cm" draw:shadow-offset-y="0.064cm" draw:shadow-color="#000000" draw:shadow-opacity="35%"/>
    </style:style>
    <style:style style:name="gr39" style:family="graphic" style:parent-style-name="standard">
      <style:graphic-properties draw:stroke="none" draw:fill="gradient" draw:fill-gradient-name="Gradient_20_8" draw:textarea-horizontal-align="justify" draw:textarea-vertical-align="middle" draw:auto-grow-height="false" fo:min-height="1.177cm" fo:min-width="4.688cm" draw:shadow="visible" draw:shadow-offset-x="0cm" draw:shadow-offset-y="0.051cm"/>
    </style:style>
    <style:style style:name="gr40" style:family="graphic" style:parent-style-name="Object_20_with_20_no_20_fill_20_and_20_no_20_line" style:list-style-name="L1">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41" style:family="graphic" style:parent-style-name="Object_20_with_20_no_20_fill_20_and_20_no_20_line" style:list-style-name="L1">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42" style:family="graphic" style:parent-style-name="standard">
      <style:graphic-properties draw:stroke="none" svg:stroke-color="#000000" draw:fill="none" draw:fill-color="#ffffff" draw:auto-grow-height="true" draw:auto-grow-width="false" fo:max-height="0cm" fo:min-height="1.685cm"/>
    </style:style>
    <style:style style:name="gr43" style:family="graphic" style:parent-style-name="standard">
      <style:graphic-properties draw:textarea-horizontal-align="justify" draw:textarea-vertical-align="middle" draw:auto-grow-height="false" fo:min-height="1.033cm" fo:min-width="1.556cm" fo:wrap-option="no-wrap" draw:shadow="visible" draw:shadow-offset-x="0.035cm" draw:shadow-offset-y="0.035cm"/>
    </style:style>
    <style:style style:name="gr44" style:family="graphic" style:parent-style-name="standard">
      <style:graphic-properties draw:fill="gradient" draw:fill-gradient-name="Gradient_20_15" draw:textarea-horizontal-align="justify" draw:textarea-vertical-align="middle" draw:auto-grow-height="false" fo:min-height="0.917cm" fo:min-width="1.885cm" fo:wrap-option="no-wrap" draw:shadow="visible" draw:shadow-offset-x="0.035cm" draw:shadow-offset-y="0.035cm"/>
    </style:style>
    <style:style style:name="gr45" style:family="graphic" style:parent-style-name="objectwithoutfill">
      <style:graphic-properties draw:stroke="dash" draw:stroke-dash="Ultrafine_20_Dashed" svg:stroke-width="0.159cm" draw:marker-start-width="0.438cm" draw:marker-end="Arrow" draw:marker-end-width="0.438cm" draw:fill="none" draw:textarea-vertical-align="middle" fo:padding-top="0.204cm" fo:padding-bottom="0.204cm" fo:padding-left="0.329cm" fo:padding-right="0.329cm"/>
    </style:style>
    <style:style style:name="gr46" style:family="graphic" style:parent-style-name="objectwithoutfill">
      <style:graphic-properties draw:stroke="dash" draw:stroke-dash="Ultrafine_20_Dashed" svg:stroke-width="0.159cm" draw:marker-start-width="0.438cm" draw:marker-end="" draw:marker-end-width="0.438cm" draw:fill="none" draw:textarea-vertical-align="middle" fo:padding-top="0.204cm" fo:padding-bottom="0.204cm" fo:padding-left="0.329cm" fo:padding-right="0.329cm"/>
    </style:style>
    <style:style style:name="gr47" style:family="graphic" style:parent-style-name="objectwithoutfill">
      <style:graphic-properties draw:stroke="solid" draw:stroke-dash="Ultrafine_20_Dashed" svg:stroke-width="0.159cm" draw:marker-start-width="0.438cm" draw:marker-end="" draw:marker-end-width="0.438cm" draw:fill="none" draw:textarea-vertical-align="middle" fo:padding-top="0.204cm" fo:padding-bottom="0.204cm" fo:padding-left="0.329cm" fo:padding-right="0.329cm"/>
    </style:style>
    <style:style style:name="gr48" style:family="graphic" style:parent-style-name="objectwithoutfill">
      <style:graphic-properties draw:stroke="solid" draw:stroke-dash="Ultrafine_20_Dashed" svg:stroke-width="0.159cm" draw:marker-start-width="0.438cm" draw:marker-end="Arrow" draw:marker-end-width="0.438cm" draw:fill="none" draw:textarea-vertical-align="middle" fo:padding-top="0.204cm" fo:padding-bottom="0.204cm" fo:padding-left="0.329cm" fo:padding-right="0.329cm"/>
    </style:style>
    <style:style style:name="gr49" style:family="graphic" style:parent-style-name="standard">
      <style:graphic-properties draw:stroke="none" svg:stroke-color="#000000" draw:fill="none" draw:fill-color="#ffffff" draw:textarea-horizontal-align="left" draw:auto-grow-height="true" draw:auto-grow-width="true" fo:min-height="0.876cm" fo:min-width="3.109cm"/>
    </style:style>
    <style:style style:name="gr50" style:family="graphic" style:parent-style-name="standard">
      <style:graphic-properties draw:stroke="none" svg:stroke-color="#000000" draw:fill="none" draw:fill-color="#ffffff" draw:textarea-horizontal-align="left" draw:auto-grow-height="true" draw:auto-grow-width="true" fo:min-height="1.334cm" fo:min-width="4.125cm"/>
    </style:style>
    <style:style style:name="gr51" style:family="graphic" style:parent-style-name="standard">
      <style:graphic-properties draw:stroke="solid" svg:stroke-width="0.106cm" svg:stroke-color="#3465a4" draw:marker-start-width="0.359cm" draw:marker-end-width="0.359cm" draw:fill="solid" draw:fill-color="#ffffff" draw:textarea-horizontal-align="justify" draw:textarea-vertical-align="middle" draw:auto-grow-height="false" fo:min-height="4.851cm" fo:min-width="10.248cm" fo:padding-top="0.178cm" fo:padding-bottom="0.178cm" fo:padding-left="0.303cm" fo:padding-right="0.303cm"/>
    </style:style>
    <style:style style:name="gr52" style:family="graphic" style:parent-style-name="standard">
      <style:graphic-properties svg:stroke-color="#000000" draw:fill="gradient" draw:fill-gradient-name="Gradient_20_15" draw:textarea-horizontal-align="justify" draw:textarea-vertical-align="middle" draw:auto-grow-height="false" fo:min-height="3.64cm" fo:min-width="9.152cm"/>
    </style:style>
    <style:style style:name="gr53" style:family="graphic" style:parent-style-name="standard">
      <style:graphic-properties svg:stroke-color="#000000" draw:fill="gradient" draw:fill-gradient-name="Gradient_20_8" draw:textarea-horizontal-align="justify" draw:textarea-vertical-align="middle" draw:auto-grow-height="false" fo:min-height="1.607cm" fo:min-width="8.081cm"/>
    </style:style>
    <style:style style:name="gr54" style:family="graphic" style:parent-style-name="standard">
      <style:graphic-properties draw:stroke="none" draw:fill="gradient" draw:fill-gradient-name="Gradient_20_8" draw:textarea-horizontal-align="justify" draw:textarea-vertical-align="middle" draw:auto-grow-height="false" fo:min-height="1.777cm" fo:min-width="8.074cm" draw:shadow="visible" draw:shadow-offset-x="0cm" draw:shadow-offset-y="0.051cm"/>
    </style:style>
    <style:style style:name="gr55" style:family="graphic" style:parent-style-name="standard">
      <style:graphic-properties draw:fill="gradient" draw:fill-gradient-name="Gradient_20_27" draw:textarea-horizontal-align="justify" draw:textarea-vertical-align="middle" draw:auto-grow-height="false" fo:min-height="1.096cm" fo:min-width="3.055cm"/>
    </style:style>
    <style:style style:name="gr56" style:family="graphic" style:parent-style-name="objectwithoutfill">
      <style:graphic-properties draw:stroke="dash" draw:stroke-dash="Ultrafine_20_Dashed" svg:stroke-width="0.159cm" draw:marker-start="Arrow" draw:marker-start-width="0.438cm" draw:marker-end="" draw:marker-end-width="0.438cm" draw:fill="none" draw:textarea-vertical-align="middle" fo:padding-top="0.204cm" fo:padding-bottom="0.204cm" fo:padding-left="0.329cm" fo:padding-right="0.329cm"/>
    </style:style>
    <style:style style:name="gr57" style:family="graphic" style:parent-style-name="standard">
      <style:graphic-properties draw:stroke="none" svg:stroke-color="#000000" draw:fill="none" draw:fill-color="#ffffff" draw:textarea-horizontal-align="left" draw:auto-grow-height="true" draw:auto-grow-width="false" fo:min-height="3.672cm" fo:min-width="0cm"/>
    </style:style>
    <style:style style:name="gr58" style:family="graphic" style:parent-style-name="objectwithoutfill">
      <style:graphic-properties draw:stroke="solid" draw:stroke-dash="Ultrafine_20_Dashed" svg:stroke-width="0.159cm" draw:marker-start="Arrow" draw:marker-start-width="0.438cm" draw:marker-end="Arrow" draw:marker-end-width="0.438cm" draw:fill="none" draw:textarea-vertical-align="middle" fo:padding-top="0.204cm" fo:padding-bottom="0.204cm" fo:padding-left="0.329cm" fo:padding-right="0.329cm"/>
    </style:style>
    <style:style style:name="gr59" style:family="graphic" style:parent-style-name="Object_20_with_20_no_20_fill_20_and_20_no_20_line" style:list-style-name="L1">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60" style:family="graphic" style:parent-style-name="standard">
      <style:graphic-properties draw:stroke="none" svg:stroke-color="#000000" draw:fill="none" draw:fill-color="#ffffff" draw:auto-grow-height="true" draw:auto-grow-width="false" fo:max-height="0cm" fo:min-height="4.757cm"/>
    </style:style>
    <style:style style:name="gr61" style:family="graphic" style:parent-style-name="standard" style:list-style-name="L2">
      <style:graphic-properties draw:stroke="solid" svg:stroke-width="0.026cm" svg:stroke-color="#357eb8" draw:marker-start="" draw:marker-start-width="0.2cm" draw:marker-start-center="false" draw:marker-end="" draw:marker-end-width="0.2cm" draw:marker-end-center="false" draw:fill="gradient" draw:fill-color="#729fcf" draw:fill-gradient-name="Gradient_20_6" draw:textarea-horizontal-align="justify" draw:textarea-vertical-align="middle" draw:auto-grow-height="false" draw:fit-to-size="false" fo:min-height="6.365cm" fo:min-width="7.062cm" fo:padding-top="0.125cm" fo:padding-bottom="0.125cm" fo:padding-left="0.25cm" fo:padding-right="0.25cm" fo:wrap-option="wrap" draw:shadow="visible" draw:shadow-offset-x="0cm" draw:shadow-offset-y="0.064cm" draw:shadow-color="#000000" draw:shadow-opacity="35%"/>
    </style:style>
    <style:style style:name="gr62" style:family="graphic" style:parent-style-name="Object_20_with_20_no_20_fill_20_and_20_no_20_line" style:list-style-name="L1">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63" style:family="graphic" style:parent-style-name="Object_20_with_20_no_20_fill_20_and_20_no_20_line" style:list-style-name="L1">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64" style:family="graphic" style:parent-style-name="standard">
      <style:graphic-properties draw:stroke="solid" svg:stroke-color="#999999" draw:fill="gradient" draw:fill-gradient-name="Gradient_20_15" draw:textarea-horizontal-align="justify" draw:textarea-vertical-align="middle" draw:auto-grow-height="false" fo:min-height="1.18cm" fo:min-width="4.689cm" draw:shadow="visible" draw:shadow-offset-x="0cm" draw:shadow-offset-y="0.051cm"/>
    </style:style>
    <style:style style:name="gr65" style:family="graphic" style:parent-style-name="standard">
      <style:graphic-properties draw:fill="gradient" draw:fill-gradient-name="Gradient_20_15" draw:textarea-horizontal-align="justify" draw:textarea-vertical-align="middle" draw:auto-grow-height="false" fo:min-height="0.88cm" fo:min-width="1.257cm" fo:wrap-option="no-wrap" draw:shadow="visible" draw:shadow-offset-x="0.035cm" draw:shadow-offset-y="0.035cm"/>
    </style:style>
    <style:style style:name="gr66" style:family="graphic" style:parent-style-name="standard">
      <style:graphic-properties draw:textarea-horizontal-align="justify" draw:textarea-vertical-align="middle" draw:auto-grow-height="false" fo:min-height="0.734cm" fo:min-width="1.109cm" fo:wrap-option="no-wrap" draw:shadow="visible" draw:shadow-offset-x="0.035cm" draw:shadow-offset-y="0.035cm"/>
    </style:style>
    <style:style style:name="gr67" style:family="graphic" style:parent-style-name="standard">
      <style:graphic-properties draw:fill="gradient" draw:fill-gradient-name="Gradient_20_15" draw:textarea-horizontal-align="justify" draw:textarea-vertical-align="middle" draw:auto-grow-height="false" fo:min-height="1.042cm" fo:min-width="1.506cm" fo:wrap-option="no-wrap" draw:shadow="visible" draw:shadow-offset-x="0.035cm" draw:shadow-offset-y="0.035cm"/>
    </style:style>
    <style:style style:name="gr68" style:family="graphic" style:parent-style-name="standard">
      <style:graphic-properties draw:fill="gradient" draw:fill-gradient-name="Gradient_20_15" draw:textarea-horizontal-align="justify" draw:textarea-vertical-align="middle" draw:auto-grow-height="false" fo:min-height="0.866cm" fo:min-width="1.321cm" fo:wrap-option="no-wrap" draw:shadow="visible" draw:shadow-offset-x="0.035cm" draw:shadow-offset-y="0.035cm"/>
    </style:style>
    <style:style style:name="gr69" style:family="graphic" style:parent-style-name="standard">
      <style:graphic-properties draw:stroke="none" svg:stroke-color="#000000" draw:fill="none" draw:fill-color="#ffffff" draw:auto-grow-height="true" draw:auto-grow-width="false" fo:max-height="0cm" fo:min-height="7.742cm"/>
    </style:style>
    <style:style style:name="gr70" style:family="graphic" style:parent-style-name="standard">
      <style:graphic-properties svg:stroke-color="#000000" draw:fill="gradient" draw:fill-gradient-name="Gradient_20_15" draw:textarea-horizontal-align="justify" draw:textarea-vertical-align="middle" draw:auto-grow-height="false" fo:min-height="1.531cm" fo:min-width="2.939cm"/>
    </style:style>
    <style:style style:name="gr71" style:family="graphic" style:parent-style-name="standard">
      <style:graphic-properties svg:stroke-color="#000000" draw:fill="gradient" draw:fill-gradient-name="Gradient_20_8" draw:textarea-horizontal-align="justify" draw:textarea-vertical-align="middle" draw:auto-grow-height="false" fo:min-height="0.662cm" fo:min-width="1.32cm"/>
    </style:style>
    <style:style style:name="gr72" style:family="graphic" style:parent-style-name="standard">
      <style:graphic-properties draw:stroke="none" svg:stroke-color="#000000" draw:fill="none" draw:fill-color="#ffffff" draw:textarea-horizontal-align="left" draw:auto-grow-height="true" draw:auto-grow-width="false" fo:min-height="1.685cm" fo:min-width="1.312cm"/>
    </style:style>
    <style:style style:name="gr73" style:family="graphic" style:parent-style-name="standard">
      <style:graphic-properties svg:stroke-width="0.106cm" draw:marker-start-width="0.359cm" draw:marker-end-width="0.359cm" draw:fill="solid" draw:fill-color="#ffffff" draw:textarea-horizontal-align="justify" draw:textarea-vertical-align="middle" draw:auto-grow-height="false" fo:min-height="2.692cm" fo:min-width="2.912cm" fo:padding-top="0.178cm" fo:padding-bottom="0.178cm" fo:padding-left="0.303cm" fo:padding-right="0.303cm"/>
    </style:style>
    <style:style style:name="gr74" style:family="graphic" style:parent-style-name="Object_20_with_20_no_20_fill_20_and_20_no_20_line" style:list-style-name="L1">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75" style:family="graphic" style:parent-style-name="standard">
      <style:graphic-properties draw:stroke="none" svg:stroke-color="#000000" draw:fill="none" draw:fill-color="#ffffff" draw:auto-grow-height="true" draw:auto-grow-width="false" fo:max-height="0cm" fo:min-height="0.468cm"/>
    </style:style>
    <style:style style:name="gr76" style:family="graphic" style:parent-style-name="standard" style:list-style-name="L2">
      <style:graphic-properties draw:stroke="solid" svg:stroke-width="0.026cm" svg:stroke-color="#357eb8" draw:marker-start="" draw:marker-start-width="0.2cm" draw:marker-start-center="false" draw:marker-end="" draw:marker-end-width="0.2cm" draw:marker-end-center="false" draw:fill="gradient" draw:fill-color="#729fcf" draw:fill-gradient-name="Gradient_20_6" draw:textarea-horizontal-align="justify" draw:textarea-vertical-align="middle" draw:auto-grow-height="false" draw:fit-to-size="false" fo:min-height="4.716cm" fo:min-width="5.474cm" fo:padding-top="0.125cm" fo:padding-bottom="0.125cm" fo:padding-left="0.25cm" fo:padding-right="0.25cm" fo:wrap-option="wrap" draw:shadow="visible" draw:shadow-offset-x="0cm" draw:shadow-offset-y="0.064cm" draw:shadow-color="#000000" draw:shadow-opacity="35%"/>
    </style:style>
    <style:style style:name="gr77" style:family="graphic" style:parent-style-name="Object_20_with_20_no_20_fill_20_and_20_no_20_line" style:list-style-name="L1">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78" style:family="graphic" style:parent-style-name="standard">
      <style:graphic-properties draw:stroke="none" svg:stroke-color="#000000" draw:fill="none" draw:fill-color="#ffffff" draw:auto-grow-height="true" draw:auto-grow-width="false" fo:max-height="0cm" fo:min-height="1.044cm"/>
    </style:style>
    <style:style style:name="gr79" style:family="graphic" style:parent-style-name="Object_20_with_20_no_20_fill_20_and_20_no_20_line" style:list-style-name="L1">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80" style:family="graphic" style:parent-style-name="standard">
      <style:graphic-properties draw:stroke="none" svg:stroke-color="#000000" draw:fill="none" draw:fill-color="#ffffff" draw:auto-grow-height="true" draw:auto-grow-width="false" fo:max-height="0cm" fo:min-height="0.757cm"/>
    </style:style>
    <style:style style:name="gr81" style:family="graphic" style:parent-style-name="standard">
      <style:graphic-properties draw:stroke="none" draw:fill="gradient" draw:fill-gradient-name="Gradient_20_8" draw:textarea-horizontal-align="justify" draw:textarea-vertical-align="middle" draw:auto-grow-height="false" fo:min-height="1.178cm" fo:min-width="5.346cm" draw:shadow="visible" draw:shadow-offset-x="0cm" draw:shadow-offset-y="0.051cm"/>
    </style:style>
    <style:style style:name="gr82" style:family="graphic" style:parent-style-name="standard">
      <style:graphic-properties draw:stroke="solid" svg:stroke-color="#999999" draw:fill="gradient" draw:fill-gradient-name="Gradient_20_15" draw:textarea-horizontal-align="justify" draw:textarea-vertical-align="middle" draw:auto-grow-height="false" fo:min-height="1.18cm" fo:min-width="5.347cm" draw:shadow="visible" draw:shadow-offset-x="0cm" draw:shadow-offset-y="0.051cm"/>
    </style:style>
    <style:style style:name="gr83" style:family="graphic" style:parent-style-name="standard">
      <style:graphic-properties draw:stroke="none" svg:stroke-color="#000000" draw:fill="none" draw:fill-color="#ffffff" draw:auto-grow-height="true" draw:auto-grow-width="false" fo:max-height="0cm" fo:min-height="1.636cm"/>
    </style:style>
    <style:style style:name="gr84" style:family="graphic" style:parent-style-name="standard">
      <style:graphic-properties svg:stroke-color="#000000" draw:fill="gradient" draw:fill-gradient-name="Gradient_20_15" draw:textarea-horizontal-align="justify" draw:textarea-vertical-align="middle" draw:auto-grow-height="false" fo:min-height="1.531cm" fo:min-width="2.132cm"/>
    </style:style>
    <style:style style:name="gr85" style:family="graphic" style:parent-style-name="objectwithoutfill">
      <style:graphic-properties draw:fill="none" draw:textarea-vertical-align="middle"/>
    </style:style>
    <style:style style:name="gr86" style:family="graphic" style:parent-style-name="standard" style:list-style-name="L2">
      <style:graphic-properties draw:stroke="solid" svg:stroke-width="0.026cm" svg:stroke-color="#357eb8" draw:marker-start="" draw:marker-start-width="0.2cm" draw:marker-start-center="false" draw:marker-end="" draw:marker-end-width="0.2cm" draw:marker-end-center="false" draw:fill="gradient" draw:fill-color="#729fcf" draw:fill-gradient-name="Gradient_20_6" draw:textarea-horizontal-align="justify" draw:textarea-vertical-align="middle" draw:auto-grow-height="false" draw:fit-to-size="false" fo:min-height="2.745cm" fo:min-width="4.146cm" fo:padding-top="0.125cm" fo:padding-bottom="0.125cm" fo:padding-left="0.25cm" fo:padding-right="0.25cm" fo:wrap-option="wrap" draw:shadow="visible" draw:shadow-offset-x="0cm" draw:shadow-offset-y="0.064cm" draw:shadow-color="#000000" draw:shadow-opacity="35%"/>
    </style:style>
    <style:style style:name="gr87" style:family="graphic" style:parent-style-name="standard" style:list-style-name="L2">
      <style:graphic-properties draw:stroke="solid" svg:stroke-width="0.026cm" svg:stroke-color="#357eb8" draw:marker-start="" draw:marker-start-width="0.2cm" draw:marker-start-center="false" draw:marker-end="" draw:marker-end-width="0.2cm" draw:marker-end-center="false" draw:fill="gradient" draw:fill-color="#729fcf" draw:fill-gradient-name="Gradient_20_6" draw:textarea-horizontal-align="justify" draw:textarea-vertical-align="middle" draw:auto-grow-height="false" draw:fit-to-size="false" fo:min-height="2.745cm" fo:min-width="4.146cm" fo:padding-top="0.125cm" fo:padding-bottom="0.125cm" fo:padding-left="0.25cm" fo:padding-right="0.25cm" fo:wrap-option="wrap" draw:shadow="visible" draw:shadow-offset-x="0cm" draw:shadow-offset-y="0.064cm" draw:shadow-color="#000000" draw:shadow-opacity="35%"/>
    </style:style>
    <style:style style:name="gr88" style:family="graphic" style:parent-style-name="Object_20_with_20_no_20_fill_20_and_20_no_20_line" style:list-style-name="L1">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89" style:family="graphic" style:parent-style-name="standard">
      <style:graphic-properties draw:stroke="none" svg:stroke-color="#000000" draw:fill="none" draw:fill-color="#ffffff" draw:auto-grow-height="true" draw:auto-grow-width="false" fo:max-height="0cm" fo:min-height="0.885cm"/>
    </style:style>
    <style:style style:name="gr90" style:family="graphic" style:parent-style-name="Object_20_with_20_no_20_fill_20_and_20_no_20_line" style:list-style-name="L1">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91" style:family="graphic" style:parent-style-name="Object_20_with_20_no_20_fill_20_and_20_no_20_line" style:list-style-name="L1">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92" style:family="graphic" style:parent-style-name="Object_20_with_20_no_20_fill_20_and_20_no_20_line" style:list-style-name="L1">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93" style:family="graphic" style:parent-style-name="objectwithoutfill">
      <style:graphic-properties draw:stroke="dash" draw:stroke-dash="Ultrafine_20_Dashed" svg:stroke-width="0.106cm" draw:marker-start="" draw:marker-start-width="0.459cm" draw:marker-end="Arrow" draw:marker-end-width="0.459cm" draw:fill="none" draw:textarea-vertical-align="middle" fo:padding-top="0.178cm" fo:padding-bottom="0.178cm" fo:padding-left="0.303cm" fo:padding-right="0.303cm"/>
    </style:style>
    <style:style style:name="gr94" style:family="graphic" style:parent-style-name="objectwithoutfill">
      <style:graphic-properties draw:stroke="dash" draw:stroke-dash="Ultrafine_20_Dashed" svg:stroke-width="0.106cm" draw:marker-start="" draw:marker-start-width="0.459cm" draw:marker-end="" draw:marker-end-width="0.459cm" draw:fill="none" draw:textarea-vertical-align="middle" fo:padding-top="0.178cm" fo:padding-bottom="0.178cm" fo:padding-left="0.303cm" fo:padding-right="0.303cm"/>
    </style:style>
    <style:style style:name="gr95" style:family="graphic" style:parent-style-name="objectwithoutfill">
      <style:graphic-properties draw:stroke="dash" draw:stroke-dash="Ultrafine_20_Dashed" svg:stroke-width="0.106cm" draw:marker-start-width="0.359cm" draw:marker-end="Arrow" draw:marker-end-width="0.459cm" draw:fill="none" draw:textarea-vertical-align="middle" fo:padding-top="0.178cm" fo:padding-bottom="0.178cm" fo:padding-left="0.303cm" fo:padding-right="0.303cm"/>
    </style:style>
    <style:style style:name="gr9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7" style:family="graphic" style:parent-style-name="standard">
      <style:graphic-properties svg:stroke-width="0.106cm" draw:marker-start-width="0.359cm" draw:marker-end-width="0.359cm" draw:fill="solid" draw:fill-color="#ffffff" draw:textarea-horizontal-align="justify" draw:textarea-vertical-align="middle" draw:auto-grow-height="false" fo:min-height="2.446cm" fo:min-width="2.796cm" fo:padding-top="0.178cm" fo:padding-bottom="0.178cm" fo:padding-left="0.303cm" fo:padding-right="0.303cm"/>
    </style:style>
    <style:style style:name="gr98" style:family="graphic" style:parent-style-name="standard">
      <style:graphic-properties svg:stroke-color="#000000" draw:fill="gradient" draw:fill-gradient-name="Gradient_20_15" draw:textarea-horizontal-align="justify" draw:textarea-vertical-align="middle" draw:auto-grow-height="false" fo:min-height="1.531cm" fo:min-width="2.099cm"/>
    </style:style>
    <style:style style:name="gr99" style:family="graphic" style:parent-style-name="standard">
      <style:graphic-properties draw:stroke="none" svg:stroke-color="#000000" draw:fill="none" draw:fill-color="#ffffff" draw:textarea-horizontal-align="left" draw:auto-grow-height="true" draw:auto-grow-width="false" fo:min-height="1.531cm" fo:min-width="1.312cm"/>
    </style:style>
    <style:style style:name="pr1" style:family="presentation" style:parent-style-name="Default-notes">
      <style:graphic-properties draw:fill-color="#ffffff" draw:auto-grow-height="true" fo:min-height="12.572cm"/>
    </style:style>
    <style:style style:name="pr2" style:family="presentation" style:parent-style-name="Default-title">
      <style:graphic-properties fo:min-height="3.507cm"/>
    </style:style>
    <style:style style:name="pr3" style:family="presentation" style:parent-style-name="Default-outline1">
      <style:graphic-properties fo:min-height="11.928cm"/>
    </style:style>
    <style:style style:name="pr4" style:family="presentation" style:parent-style-name="Default-notes">
      <style:graphic-properties draw:fill-color="#ffffff" fo:min-height="12.572cm"/>
    </style:style>
    <style:style style:name="P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 style:family="paragraph">
      <style:paragraph-properties fo:margin-left="0cm" fo:margin-right="0cm" fo:margin-top="0cm" fo:margin-bottom="0cm" fo:line-height="100%" fo:text-align="center" fo:text-indent="0cm" style:writing-mode="lr-tb"/>
    </style:style>
    <style:style style:name="P3" style:family="paragraph">
      <loext:graphic-properties draw:fill="gradient" draw:fill-color="#729fcf" draw:fill-gradient-name="Gradient_20_6"/>
      <style:paragraph-properties fo:margin-left="0cm" fo:margin-right="0cm" fo:margin-top="0cm" fo:margin-bottom="0cm" fo:line-height="100%" fo:text-align="center" fo:text-indent="0cm" style:writing-mode="lr-tb" style:font-independent-line-spacing="true"/>
      <style:text-properties fo:font-variant="normal" fo:text-transform="none" fo:color="#000000" style:text-outline="false" style:text-line-through-style="none" style:text-line-through-type="none" style:font-name="Liberation Sans" fo:font-size="17.8999996185303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 style:family="paragraph">
      <style:paragraph-properties fo:text-align="center"/>
    </style:style>
    <style:style style:name="P5" style:family="paragraph">
      <loext:graphic-properties draw:fill="gradient" draw:fill-gradient-name="Gradient_20_8"/>
      <style:paragraph-properties fo:text-align="center"/>
      <style:text-properties fo:color="#ffffff" fo:font-size="17.8999996185303pt" fo:font-weight="bold" style:font-size-asian="18pt" style:font-weight-asian="bold" style:font-size-complex="18pt" style:font-weight-complex="600"/>
    </style:style>
    <style:style style:name="P6" style:family="paragraph">
      <loext:graphic-properties draw:fill="none"/>
      <style:paragraph-properties fo:text-align="center"/>
    </style:style>
    <style:style style:name="P7" style:family="paragraph">
      <loext:graphic-properties draw:fill="gradient" draw:fill-gradient-name="Gradient_20_15"/>
      <style:paragraph-properties fo:text-align="center"/>
      <style:text-properties fo:font-size="17.8999996185303pt" fo:font-weight="bold" style:font-weight-asian="bold" style:font-weight-complex="bold"/>
    </style:style>
    <style:style style:name="P8" style:family="paragraph">
      <loext:graphic-properties draw:fill="none" draw:fill-color="#ffffff"/>
      <style:text-properties fo:font-size="17.8999996185303pt" fo:font-weight="bold" style:font-weight-asian="bold" style:font-weight-complex="bold"/>
    </style:style>
    <style:style style:name="P9" style:family="paragraph">
      <style:paragraph-properties fo:text-align="center"/>
      <style:text-properties fo:color="#ffffff" fo:font-size="13.8999996185303pt" fo:font-weight="bold" style:font-size-asian="14pt" style:font-weight-asian="bold" style:font-size-complex="14pt" style:font-weight-complex="bold"/>
    </style:style>
    <style:style style:name="P10" style:family="paragraph">
      <loext:graphic-properties draw:fill="gradient" draw:fill-gradient-name="Gradient_20_15"/>
      <style:paragraph-properties fo:text-align="center"/>
      <style:text-properties fo:color="#000000" fo:font-size="13.8999996185303pt" fo:font-weight="bold" style:font-size-asian="14pt" style:font-weight-asian="bold" style:font-size-complex="14pt" style:font-weight-complex="bold"/>
    </style:style>
    <style:style style:name="P11" style:family="paragraph">
      <style:paragraph-properties fo:text-align="center"/>
      <style:text-properties fo:color="#ffffff" fo:font-size="14pt" fo:font-weight="bold" style:font-size-asian="14pt" style:font-weight-asian="bold" style:font-size-complex="14pt" style:font-weight-complex="bold"/>
    </style:style>
    <style:style style:name="P12" style:family="paragraph">
      <loext:graphic-properties draw:fill="gradient" draw:fill-gradient-name="Gradient_20_16"/>
      <style:paragraph-properties fo:text-align="center"/>
    </style:style>
    <style:style style:name="P13" style:family="paragraph">
      <loext:graphic-properties draw:fill-color="#ffffff"/>
    </style:style>
    <style:style style:name="P14" style:family="paragraph">
      <loext:graphic-properties draw:fill-color="#ffffff"/>
      <style:text-properties fo:font-size="20pt"/>
    </style:style>
    <style:style style:name="P15" style:family="paragraph">
      <loext:graphic-properties draw:fill="none" draw:fill-color="#ffffff"/>
      <style:text-properties fo:font-size="17.8999996185303pt" fo:font-style="italic" style:font-style-asian="italic" style:font-style-complex="italic"/>
    </style:style>
    <style:style style:name="P16" style:family="paragraph">
      <loext:graphic-properties draw:fill="solid" draw:fill-color="#ffffff"/>
      <style:paragraph-properties fo:text-align="center"/>
      <style:text-properties fo:font-size="17.8999996185303pt" fo:font-weight="bold" style:font-weight-asian="bold" style:font-weight-complex="bold"/>
    </style:style>
    <style:style style:name="P17" style:family="paragraph">
      <loext:graphic-properties draw:fill="gradient" draw:fill-gradient-name="Gradient_20_8"/>
      <style:paragraph-properties fo:text-align="center"/>
      <style:text-properties fo:color="#ffffff" fo:font-size="17.8999996185303pt" fo:font-weight="bold" style:font-weight-asian="bold" style:font-weight-complex="bold"/>
    </style:style>
    <style:style style:name="P18" style:family="paragraph">
      <loext:graphic-properties draw:fill="gradient" draw:fill-gradient-name="Gradient_20_27"/>
      <style:paragraph-properties fo:text-align="center"/>
      <style:text-properties fo:color="#000000" fo:font-size="17.8999996185303pt" fo:font-weight="bold" style:font-weight-asian="bold" style:font-weight-complex="bold"/>
    </style:style>
    <style:style style:name="P19" style:family="paragraph">
      <loext:graphic-properties draw:fill="none" draw:fill-color="#ffffff"/>
      <style:paragraph-properties fo:text-align="center"/>
      <style:text-properties fo:font-size="17.8999996185303pt"/>
    </style:style>
    <style:style style:name="P20" style:family="paragraph">
      <loext:graphic-properties draw:fill="none" draw:fill-color="#ffffff"/>
      <style:text-properties fo:font-size="17.8999996185303pt"/>
    </style:style>
    <style:style style:name="P21" style:family="paragraph">
      <loext:graphic-properties draw:fill="gradient" draw:fill-gradient-name="Gradient_20_15"/>
      <style:paragraph-properties fo:text-align="center"/>
      <style:text-properties fo:color="#000000" fo:font-size="17.8999996185303pt" fo:font-weight="bold" style:font-size-asian="18pt" style:font-weight-asian="bold" style:font-size-complex="18pt" style:font-weight-complex="600"/>
    </style:style>
    <style:style style:name="P22" style:family="paragraph">
      <loext:graphic-properties draw:fill="none" draw:fill-color="#ffffff"/>
      <style:paragraph-properties fo:text-align="center"/>
      <style:text-properties fo:font-size="17.8999996185303pt" fo:font-weight="bold" style:font-weight-asian="bold" style:font-weight-complex="bold"/>
    </style:style>
    <style:style style:name="P23" style:family="paragraph">
      <loext:graphic-properties draw:fill="gradient" draw:fill-gradient-name="Gradient_20_15"/>
      <style:paragraph-properties fo:text-align="center"/>
      <style:text-properties fo:font-weight="bold" style:font-weight-asian="bold" style:font-weight-complex="bold"/>
    </style:style>
    <style:style style:name="P24" style:family="paragraph">
      <loext:graphic-properties draw:fill="gradient" draw:fill-gradient-name="Gradient_20_8"/>
      <style:paragraph-properties fo:text-align="center"/>
      <style:text-properties fo:color="#ffffff" fo:font-size="15.8000001907349pt" fo:font-weight="bold" style:font-size-asian="16pt" style:font-weight-asian="bold" style:font-size-complex="16pt" style:font-weight-complex="bold"/>
    </style:style>
    <style:style style:name="P25" style:family="paragraph">
      <loext:graphic-properties draw:fill="solid" draw:fill-color="#ffffff"/>
      <style:paragraph-properties fo:text-align="center"/>
    </style:style>
    <style:style style:name="P26" style:family="paragraph">
      <style:text-properties fo:font-size="17.7999992370605pt" style:font-size-asian="17.7999992370605pt" style:font-size-complex="17.7999992370605pt"/>
    </style:style>
    <style:style style:name="P27" style:family="paragraph">
      <loext:graphic-properties draw:fill="none" draw:fill-color="#ffffff"/>
      <style:text-properties fo:font-size="17.7999992370605pt" fo:font-weight="bold" style:font-size-asian="17.7999992370605pt" style:font-weight-asian="bold" style:font-size-complex="17.7999992370605pt" style:font-weight-complex="bold"/>
    </style:style>
    <style:style style:name="P28" style:family="paragraph">
      <loext:graphic-properties draw:fill="none" draw:fill-color="#ffffff"/>
    </style:style>
    <style:style style:name="T1"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600" style:text-emphasize="none" style:font-relief="none" style:text-overline-style="none" style:text-overline-color="font-color"/>
    </style:style>
    <style:style style:name="T2" style:family="text">
      <style:text-properties fo:color="#ffffff" fo:font-size="18pt" fo:font-weight="bold" style:font-size-asian="18pt" style:font-weight-asian="bold" style:font-size-complex="18pt" style:font-weight-complex="600"/>
    </style:style>
    <style:style style:name="T3" style:family="text">
      <style:text-properties fo:font-size="17.8999996185303pt" fo:font-weight="bold" style:font-weight-asian="bold" style:font-weight-complex="bold"/>
    </style:style>
    <style:style style:name="T4" style:family="text">
      <style:text-properties fo:color="#ffffff" fo:font-size="14pt" fo:font-weight="bold" style:font-size-asian="14pt" style:font-weight-asian="bold" style:font-size-complex="14pt" style:font-weight-complex="bold"/>
    </style:style>
    <style:style style:name="T5" style:family="text">
      <style:text-properties fo:color="#000000" fo:font-size="14pt" fo:font-weight="bold" style:font-size-asian="14pt" style:font-weight-asian="bold" style:font-size-complex="14pt" style:font-weight-complex="bold"/>
    </style:style>
    <style:style style:name="T6" style:family="text">
      <style:text-properties fo:font-size="17.8999996185303pt" fo:font-style="italic" style:font-style-asian="italic" style:font-style-complex="italic"/>
    </style:style>
    <style:style style:name="T7" style:family="text">
      <style:text-properties fo:font-size="17.8999996185303pt" fo:font-style="italic" fo:font-weight="bold" style:font-style-asian="italic" style:font-weight-asian="bold" style:font-style-complex="italic" style:font-weight-complex="bold"/>
    </style:style>
    <style:style style:name="T8" style:family="text">
      <style:text-properties fo:color="#ffffff" fo:font-size="17.8999996185303pt" fo:font-weight="bold" style:font-weight-asian="bold" style:font-weight-complex="bold"/>
    </style:style>
    <style:style style:name="T9" style:family="text">
      <style:text-properties fo:color="#000000" fo:font-size="17.8999996185303pt" fo:font-weight="bold" style:font-weight-asian="bold" style:font-weight-complex="bold"/>
    </style:style>
    <style:style style:name="T10" style:family="text">
      <style:text-properties fo:font-size="17.8999996185303pt"/>
    </style:style>
    <style:style style:name="T11" style:family="text">
      <style:text-properties fo:font-size="18pt" fo:font-weight="bold" style:font-weight-asian="bold" style:font-weight-complex="bold"/>
    </style:style>
    <style:style style:name="T12" style:family="text">
      <style:text-properties fo:color="#000000" fo:font-size="18pt" fo:font-weight="bold" style:font-size-asian="18pt" style:font-weight-asian="bold" style:font-size-complex="18pt" style:font-weight-complex="600"/>
    </style:style>
    <style:style style:name="T13" style:family="text">
      <style:text-properties fo:color="#ffffff" fo:font-size="16pt" fo:font-weight="bold" style:font-size-asian="16pt" style:font-weight-asian="bold" style:font-size-complex="16pt" style:font-weight-complex="bold"/>
    </style:style>
    <style:style style:name="T14" style:family="text">
      <style:text-properties fo:font-weight="bold" style:font-weight-asian="bold" style:font-weight-complex="bold"/>
    </style:style>
    <style:style style:name="T15" style:family="text">
      <style:text-properties fo:font-size="17.7999992370605pt" fo:font-weight="bold" style:font-size-asian="17.7999992370605pt" style:font-weight-asian="bold" style:font-size-complex="17.799999237060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name="Picture 5" draw:style-name="gr1" draw:text-style-name="P1" draw:layer="layout" svg:width="3.24cm" svg:height="1.732cm" svg:x="2.831cm" svg:y="4.132cm">
          <draw:image xlink:href="Pictures/2000009900000392000002596801CBC71B6FBD9D.wmf" xlink:type="simple" xlink:show="embed" xlink:actuate="onLoad">
            <text:p/>
          </draw:image>
        </draw:frame>
        <draw:custom-shape draw:name="Cloud 14" draw:style-name="gr2" draw:text-style-name="P3" draw:layer="layout" svg:width="14.969cm" svg:height="9.003cm" svg:x="7.693cm" svg:y="1.247cm">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style-name="gr3" draw:text-style-name="P5" draw:layer="layout" svg:width="5.271cm" svg:height="2.32cm" svg:x="12.12cm" svg:y="6.825cm">
          <text:p text:style-name="P4"><text:span text:style-name="T2">User </text:span><text:span text:style-name="T2">Data</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name="Picture 5" draw:style-name="gr4" draw:text-style-name="P1" draw:layer="layout" svg:width="3.24cm" svg:height="1.734cm" svg:x="24.634cm" svg:y="3.151cm">
          <draw:image xlink:href="Pictures/2000009900000392000002596801CBC71B6FBD9D.wmf" xlink:type="simple" xlink:show="embed" xlink:actuate="onLoad">
            <text:p/>
          </draw:image>
        </draw:frame>
        <draw:line draw:style-name="gr5" draw:text-style-name="P6" draw:layer="layout" svg:x1="5.266cm" svg:y1="4.004cm" svg:x2="11.407cm" svg:y2="4.004cm">
          <text:p/>
        </draw:line>
        <draw:line draw:style-name="gr5" draw:text-style-name="P6" draw:layer="layout" svg:x1="17.673cm" svg:y1="4.004cm" svg:x2="24.434cm" svg:y2="4.004cm">
          <text:p/>
        </draw:line>
        <draw:custom-shape draw:style-name="gr6" draw:text-style-name="P7" draw:layer="layout" svg:width="6.466cm" svg:height="3.355cm" svg:x="11.414cm" svg:y="2.265cm">
          <text:p text:style-name="P4"><text:span text:style-name="T3">Cont</text:span><text:span text:style-name="T3">rol-</text:span><text:span text:style-name="T3">plan</text:span><text:span text:style-name="T3">e</text:span></text:p>
          <text:p text:style-name="P4"><text:span text:style-name="T3">Logi</text:span><text:span text:style-name="T3">c</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line draw:style-name="gr7" draw:text-style-name="P6" draw:layer="layout" svg:x1="14.717cm" svg:y1="5.633cm" svg:x2="14.717cm" svg:y2="7.48cm">
          <text:p/>
        </draw:line>
        <draw:frame draw:style-name="gr8" draw:text-style-name="P8" draw:layer="layout" svg:width="4.551cm" svg:height="2.798cm" svg:x="9.681cm" svg:y="4.863cm">
          <draw:text-box>
            <text:p><text:span text:style-name="T3">Ap</text:span><text:span text:style-name="T3">pli</text:span><text:span text:style-name="T3">ca</text:span><text:span text:style-name="T3">tio</text:span><text:span text:style-name="T3">n</text:span></text:p>
            <text:p><text:span text:style-name="T3">se</text:span><text:span text:style-name="T3">rv</text:span><text:span text:style-name="T3">er</text:span><text:span text:style-name="T3">s</text:span></text:p>
          </draw:text-box>
        </draw:frame>
        <draw:frame draw:style-name="gr9" draw:text-style-name="P8" draw:layer="layout" svg:width="4.314cm" svg:height="1.61cm" svg:x="2.621cm" svg:y="6.088cm">
          <draw:text-box>
            <text:p><text:span text:style-name="T3">Da</text:span><text:span text:style-name="T3">ta </text:span><text:span text:style-name="T3">O</text:span><text:span text:style-name="T3">w</text:span><text:span text:style-name="T3">ne</text:span><text:span text:style-name="T3">r</text:span></text:p>
          </draw:text-box>
        </draw:frame>
        <draw:frame draw:style-name="gr10" draw:text-style-name="P8" draw:layer="layout" svg:width="2.769cm" svg:height="1.611cm" svg:x="25.147cm" svg:y="4.865cm">
          <draw:text-box>
            <text:p><text:span text:style-name="T3">Us</text:span><text:span text:style-name="T3">er </text:span><text:span text:style-name="T3">1</text:span></text:p>
          </draw:text-box>
        </draw:frame>
        <draw:custom-shape draw:style-name="gr11" draw:text-style-name="P9" draw:layer="layout" svg:width="2.321cm" svg:height="1.417cm" svg:x="24.055cm" svg:y="1.21cm">
          <text:p text:style-name="P4"><text:span text:style-name="T4">Read</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311.6279069767 26169.816643159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 draw:text-style-name="P9" draw:layer="layout" svg:width="2.322cm" svg:height="1.417cm" svg:x="1.684cm" svg:y="2.176cm">
          <text:p text:style-name="P4"><text:span text:style-name="T4">Writ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0605.0796383986 25941.325811001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2" draw:text-style-name="P10" draw:layer="layout" svg:width="2.322cm" svg:height="1.493cm" svg:x="0.154cm" svg:y="3.687cm">
          <text:p text:style-name="P4"><text:span text:style-name="T5">A</text:span><text:span text:style-name="T5">d</text:span><text:span text:style-name="T5">v</text:span><text:span text:style-name="T5">i</text:span><text:span text:style-name="T5">s</text:span><text:span text:style-name="T5">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5588.979767542 18578.31325301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 draw:text-style-name="P10" draw:layer="layout" svg:width="2.64cm" svg:height="1.697cm" svg:x="17.803cm" svg:y="1.769cm">
          <text:p text:style-name="P4"><text:span text:style-name="T5">Us</text:span><text:span text:style-name="T5">er </text:span><text:span text:style-name="T5">1</text:span></text:p>
          <text:p text:style-name="P4"><text:span text:style-name="T5">All</text:span><text:span text:style-name="T5">ow</text:span><text:span text:style-name="T5">ed</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142.82468761833 24742.04946996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name="Picture 5" draw:style-name="gr14" draw:text-style-name="P1" draw:layer="layout" svg:width="3.24cm" svg:height="1.732cm" svg:x="24.634cm" svg:y="7.217cm">
          <draw:image xlink:href="Pictures/2000009900000392000002596801CBC71B6FBD9D.wmf" xlink:type="simple" xlink:show="embed" xlink:actuate="onLoad">
            <text:p/>
          </draw:image>
        </draw:frame>
        <draw:frame draw:style-name="gr15" draw:text-style-name="P8" draw:layer="layout" svg:width="2.769cm" svg:height="1.609cm" svg:x="25.147cm" svg:y="8.932cm">
          <draw:text-box>
            <text:p><text:span text:style-name="T3">Us</text:span><text:span text:style-name="T3">er </text:span><text:span text:style-name="T3">2</text:span></text:p>
          </draw:text-box>
        </draw:frame>
        <draw:custom-shape draw:style-name="gr16" draw:text-style-name="P10" draw:layer="layout" svg:width="2.724cm" svg:height="1.75cm" svg:x="18.084cm" svg:y="4.665cm">
          <text:p text:style-name="P4"><text:span text:style-name="T5">User 2</text:span></text:p>
          <text:p text:style-name="P4"><text:span text:style-name="T5">Denied</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355.4495412844 -986.8646487721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7" draw:text-style-name="P11" draw:layer="layout" svg:width="1.869cm" svg:height="1.137cm" svg:x="23.793cm" svg:y="6.151cm">
          <text:p/>
          <draw:enhanced-geometry svg:viewBox="0 0 21600 21600" draw:mirror-horizontal="false" draw:mirror-vertical="false" draw:glue-points="10800 0 3160 3160 0 10800 3160 18440 10800 21600 18440 18440 21600 10800 18440 3160 ?f14 ?f15" draw:text-areas="3200 3200 18400 18400" draw:type="round-callout" draw:modifiers="20375.614973262 24731.8101933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8" draw:text-style-name="P12" draw:layer="layout" svg:width="0.955cm" svg:height="0.96cm" draw:transform="skewX (0.00418879020478651) rotate (0.785398163397448) translate (24.049cm 6.715cm)">
          <text:p/>
          <draw:enhanced-geometry svg:viewBox="0 0 21600 21600" draw:mirror-horizontal="false" draw:mirror-vertical="false" draw:glue-points="10800 0 0 10800 10800 21600 21600 10800" draw:path-stretchpoint-x="10800" draw:path-stretchpoint-y="10800" draw:text-areas="?f1 ?f1 ?f2 ?f3" draw:type="cross" draw:modifiers="7875.14754098361"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2">
          <draw:page-thumbnail draw:style-name="gr19" draw:layer="layout" svg:width="13.968cm" svg:height="10.476cm" svg:x="3.81cm" svg:y="2.123cm" draw:page-number="1" presentation:class="page"/>
          <draw:frame presentation:style-name="pr1" draw:text-style-name="P1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line draw:style-name="gr5" draw:text-style-name="P6" draw:layer="layout" svg:x1="21.328cm" svg:y1="2.178cm" svg:x2="24.585cm" svg:y2="3.962cm">
          <text:p/>
        </draw:line>
        <draw:custom-shape draw:name="Cloud 14" draw:style-name="gr20" draw:text-style-name="P3" draw:layer="layout" svg:width="13.33cm" svg:height="8.863cm" svg:x="6.729cm" svg:y="1.934cm">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frame draw:name="Picture 5" draw:style-name="gr21" draw:text-style-name="P1" draw:layer="layout" svg:width="3.188cm" svg:height="1.705cm" svg:x="2.83cm" svg:y="4.024cm">
          <draw:image xlink:href="Pictures/2000009900000392000002596801CBC71B6FBD9D.wmf" xlink:type="simple" xlink:show="embed" xlink:actuate="onLoad">
            <text:p/>
          </draw:image>
        </draw:frame>
        <draw:frame draw:name="Picture 5" draw:style-name="gr22" draw:text-style-name="P1" draw:layer="layout" svg:width="3.188cm" svg:height="1.705cm" svg:x="24.584cm" svg:y="3.96cm">
          <draw:image xlink:href="Pictures/2000009900000392000002596801CBC71B6FBD9D.wmf" xlink:type="simple" xlink:show="embed" xlink:actuate="onLoad">
            <text:p/>
          </draw:image>
        </draw:frame>
        <draw:frame draw:style-name="gr23" draw:text-style-name="P8" draw:layer="layout" svg:width="4.245cm" svg:height="1.584cm" svg:x="2.623cm" svg:y="5.951cm">
          <draw:text-box>
            <text:p><text:span text:style-name="T3">Da</text:span><text:span text:style-name="T3">ta </text:span><text:span text:style-name="T3">O</text:span><text:span text:style-name="T3">w</text:span><text:span text:style-name="T3">ne</text:span><text:span text:style-name="T3">r</text:span></text:p>
          </draw:text-box>
        </draw:frame>
        <draw:frame draw:style-name="gr23" draw:text-style-name="P8" draw:layer="layout" svg:width="2.725cm" svg:height="1.584cm" svg:x="25.066cm" svg:y="5.665cm">
          <draw:text-box>
            <text:p><text:span text:style-name="T3">Us</text:span><text:span text:style-name="T3">er </text:span><text:span text:style-name="T3">1</text:span></text:p>
          </draw:text-box>
        </draw:frame>
        <draw:custom-shape draw:name="Cloud 14" draw:style-name="gr24" draw:text-style-name="P3" draw:layer="layout" svg:width="4.647cm" svg:height="3.287cm" svg:x="18.933cm" svg:y="0.092cm">
          <text:p text:style-name="P2"><text:span text:style-name="T1"/></text:p>
          <text:p text:style-name="P2"><text:span text:style-name="T1"/></text:p>
          <text:p text:style-name="P2"><text:span text:style-name="T1"/></text:p>
          <text:p text:style-name="P2"><text:span text:style-name="T1"/></text:p>
          <text:p text:style-name="P2"><text:span text:style-name="T1">App</text:span></text:p>
          <text:p text:style-name="P2"><text:span text:style-name="T1">serv</text:span><text:span text:style-name="T1">ers</text:span></text:p>
          <text:p text:style-name="P2"><text:span text:style-name="T1"/></text:p>
          <text:p text:style-name="P2"><text:span text:style-name="T1"/></text:p>
          <text:p text:style-name="P2"><text:span text:style-name="T1"/></text:p>
          <text:p text:style-name="P2"><text:span text:style-name="T1"/></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style-name="gr25" draw:text-style-name="P5" draw:layer="layout" svg:width="5.187cm" svg:height="2.284cm" svg:x="9.564cm" svg:y="7.425cm">
          <text:p text:style-name="P4"><text:span text:style-name="T2">User Dat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6" draw:layer="layout" svg:x1="12.122cm" svg:y1="6.253cm" svg:x2="12.122cm" svg:y2="8.071cm">
          <text:p/>
        </draw:line>
        <draw:frame draw:style-name="gr26" draw:text-style-name="P8" draw:layer="layout" svg:width="4.478cm" svg:height="2.753cm" svg:x="7.164cm" svg:y="5.496cm">
          <draw:text-box>
            <text:p><text:span text:style-name="T3">O</text:span><text:span text:style-name="T3">w</text:span><text:span text:style-name="T3">ne</text:span><text:span text:style-name="T3">r’s</text:span></text:p>
            <text:p><text:span text:style-name="T3">se</text:span><text:span text:style-name="T3">rv</text:span><text:span text:style-name="T3">er</text:span><text:span text:style-name="T3">s</text:span></text:p>
          </draw:text-box>
        </draw:frame>
        <draw:custom-shape draw:style-name="gr27" draw:text-style-name="P10" draw:layer="layout" svg:width="2.681cm" svg:height="1.723cm" svg:x="14.941cm" svg:y="2.431cm">
          <text:p text:style-name="P4"><text:span text:style-name="T5">User 1</text:span></text:p>
          <text:p text:style-name="P4"><text:span text:style-name="T5">Allowed</text:span></text:p>
          <draw:enhanced-geometry svg:viewBox="0 0 21600 21600" draw:glue-points="10800 0 3160 3160 0 10800 3160 18440 10800 21600 18440 18440 21600 10800 18440 3160 ?f14 ?f15" draw:text-areas="3200 3200 18400 18400" draw:type="round-callout" draw:modifiers="1071.14093959732 23529.46635730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5" draw:text-style-name="P6" draw:layer="layout" svg:x1="5.963cm" svg:y1="4.672cm" svg:x2="8.872cm" svg:y2="4.672cm">
          <text:p/>
        </draw:line>
        <draw:line draw:style-name="gr5" draw:text-style-name="P6" draw:layer="layout" svg:x1="14.98cm" svg:y1="4.663cm" svg:x2="24.587cm" svg:y2="4.663cm">
          <text:p/>
        </draw:line>
        <draw:custom-shape draw:style-name="gr28" draw:text-style-name="P7" draw:layer="layout" svg:width="6.364cm" svg:height="3.302cm" svg:x="8.873cm" svg:y="2.934cm">
          <text:p text:style-name="P4"><text:span text:style-name="T3">Control-plane</text:span></text:p>
          <text:p text:style-name="P4"><text:span text:style-name="T3">Logic</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9" draw:text-style-name="P9" draw:layer="layout" svg:width="2.285cm" svg:height="1.395cm" svg:x="1.719cm" svg:y="2.118cm">
          <text:p text:style-name="P4"><text:span text:style-name="T4">Write</text:span></text:p>
          <draw:enhanced-geometry svg:viewBox="0 0 21600 21600" draw:glue-points="10800 0 3160 3160 0 10800 3160 18440 10800 21600 18440 18440 21600 10800 18440 3160 ?f14 ?f15" draw:text-areas="3200 3200 18400 18400" draw:type="round-callout" draw:modifiers="17017.3228346457 24292.263610315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0" draw:text-style-name="P10" draw:layer="layout" svg:width="2.285cm" svg:height="1.47cm" svg:x="0.212cm" svg:y="3.607cm">
          <text:p text:style-name="P4"><text:span text:style-name="T5">Enforce</text:span></text:p>
          <draw:enhanced-geometry svg:viewBox="0 0 21600 21600" draw:glue-points="10800 0 3160 3160 0 10800 3160 18440 10800 21600 18440 18440 21600 10800 18440 3160 ?f14 ?f15" draw:text-areas="3200 3200 18400 18400" draw:type="round-callout" draw:modifiers="20872.4409448819 17253.569000679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name="Picture 5" draw:style-name="gr31" draw:text-style-name="P1" draw:layer="layout" svg:width="3.188cm" svg:height="1.705cm" svg:x="24.586cm" svg:y="8.262cm">
          <draw:image xlink:href="Pictures/2000009900000392000002596801CBC71B6FBD9D.wmf" xlink:type="simple" xlink:show="embed" xlink:actuate="onLoad">
            <text:p/>
          </draw:image>
        </draw:frame>
        <draw:frame draw:style-name="gr23" draw:text-style-name="P8" draw:layer="layout" svg:width="2.725cm" svg:height="1.584cm" svg:x="25.066cm" svg:y="9.964cm">
          <draw:text-box>
            <text:p><text:span text:style-name="T3">Us</text:span><text:span text:style-name="T3">er </text:span><text:span text:style-name="T3">2</text:span></text:p>
          </draw:text-box>
        </draw:frame>
        <draw:custom-shape draw:style-name="gr32" draw:text-style-name="P10" draw:layer="layout" svg:width="2.546cm" svg:height="1.64cm" svg:x="14.986cm" svg:y="5.364cm">
          <text:p text:style-name="P4"><text:span text:style-name="T5">User 2</text:span></text:p>
          <text:p text:style-name="P4"><text:span text:style-name="T5">Denied</text:span></text:p>
          <draw:enhanced-geometry svg:viewBox="0 0 21600 21600" draw:glue-points="10800 0 3160 3160 0 10800 3160 18440 10800 21600 18440 18440 21600 10800 18440 3160 ?f14 ?f15" draw:text-areas="3200 3200 18400 18400" draw:type="round-callout" draw:modifiers="-237.455830388693 -2211.3345521023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3" draw:text-style-name="P9" draw:layer="layout" svg:width="3.143cm" svg:height="1.784cm" svg:x="23.871cm" svg:y="1.515cm">
          <text:p text:style-name="P4"><text:span text:style-name="T4">Discover,</text:span></text:p>
          <text:p text:style-name="P4"><text:span text:style-name="T4">Read</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090.8396946565 23959.663865546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4" draw:text-style-name="P11" draw:layer="layout" svg:width="1.839cm" svg:height="1.12cm" svg:x="23.476cm" svg:y="7.295cm">
          <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933.0434782609 23758.073148974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5" draw:text-style-name="P12" draw:layer="layout" svg:width="0.94cm" svg:height="0.945cm" draw:transform="skewX (0.00314159265358982) rotate (0.785398163397448) translate (23.731cm 7.851cm)">
          <text:p/>
          <draw:enhanced-geometry svg:viewBox="0 0 21600 21600" draw:glue-points="10800 0 0 10800 10800 21600 21600 10800" draw:path-stretchpoint-x="10800" draw:path-stretchpoint-y="10800" draw:text-areas="?f1 ?f1 ?f2 ?f3" draw:type="cross" draw:modifiers="7875.14754098361"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2">
          <draw:page-thumbnail draw:style-name="gr19" draw:layer="layout" svg:width="13.968cm" svg:height="10.476cm" svg:x="3.81cm" svg:y="2.123cm" draw:page-number="2" presentation:class="page"/>
          <draw:frame presentation:style-name="pr1" draw:text-style-name="P1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line draw:style-name="gr36" draw:text-style-name="P6" draw:layer="layout" svg:x1="0cm" svg:y1="6.45cm" svg:x2="27.991cm" svg:y2="6.45cm">
          <text:p/>
        </draw:line>
        <draw:custom-shape draw:name="Cloud 14" draw:style-name="gr37" draw:text-style-name="P3" draw:layer="layout" svg:width="11.574cm" svg:height="6.047cm" svg:x="8.328cm" svg:y="6.543cm">
          <text:p text:style-name="P2"><text:span text:style-name="T1"/></text:p>
          <text:p text:style-name="P2"><text:span text:style-name="T1"/></text:p>
          <text:p text:style-name="P2"><text:span text:style-name="T1"/></text:p>
          <text:p text:style-name="P2"><text:span text:style-name="T1">Data </text:span><text:span text:style-name="T1">owner’s </text:span><text:span text:style-name="T1">servers</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Cloud 14" draw:style-name="gr38" draw:text-style-name="P3" draw:layer="layout" svg:width="11.574cm" svg:height="6.047cm" svg:x="8.331cm" svg:y="0.107cm">
          <text:p text:style-name="P2"><text:span text:style-name="T1"/></text:p>
          <text:p text:style-name="P2"><text:span text:style-name="T1"/></text:p>
          <text:p text:style-name="P2"><text:span text:style-name="T1"/></text:p>
          <text:p text:style-name="P2"><text:span text:style-name="T1">Commo</text:span><text:span text:style-name="T1">dity </text:span><text:span text:style-name="T1">storage</text:span></text:p>
          <text:p text:style-name="P2"><text:span text:style-name="T1">infrastru</text:span><text:span text:style-name="T1">cture</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style-name="gr39" draw:text-style-name="P5" draw:layer="layout" svg:width="5.187cm" svg:height="2.283cm" svg:x="11.223cm" svg:y="2.849cm">
          <text:p text:style-name="P4"><text:span text:style-name="T2">User </text:span><text:span text:style-name="T2">Dat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name="Picture 5" draw:style-name="gr40" draw:text-style-name="P1" draw:layer="layout" svg:width="3.188cm" svg:height="1.705cm" svg:x="1.331cm" svg:y="5.326cm">
          <draw:image xlink:href="Pictures/2000009900000392000002596801CBC71B6FBD9D.wmf" xlink:type="simple" xlink:show="embed" xlink:actuate="onLoad">
            <text:p/>
          </draw:image>
        </draw:frame>
        <draw:frame draw:style-name="gr23" draw:text-style-name="P8" draw:layer="layout" svg:width="4.245cm" svg:height="1.584cm" svg:x="1.124cm" svg:y="7.247cm">
          <draw:text-box>
            <text:p><text:span text:style-name="T3">Da</text:span><text:span text:style-name="T3">ta </text:span><text:span text:style-name="T3">O</text:span><text:span text:style-name="T3">w</text:span><text:span text:style-name="T3">ne</text:span><text:span text:style-name="T3">r</text:span></text:p>
          </draw:text-box>
        </draw:frame>
        <draw:custom-shape draw:style-name="gr28" draw:text-style-name="P7" draw:layer="layout" svg:width="6.364cm" svg:height="3.302cm" svg:x="10.67cm" svg:y="8.772cm">
          <text:p text:style-name="P4"><text:span text:style-name="T3">Control-plane</text:span></text:p>
          <text:p text:style-name="P4"><text:span text:style-name="T3">Logic</text:span></text:p>
          <draw:enhanced-geometry svg:viewBox="0 0 21600 21600" draw:glue-points="10800 0 0 10800 10800 21600 21600 10800" draw:text-areas="5400 5400 16200 16200" draw:type="flowchart-decision" draw:enhanced-path="M 0 10800 L 10800 0 21600 10800 10800 21600 0 10800 Z N"/>
        </draw:custom-shape>
        <draw:frame draw:name="Picture 5" draw:style-name="gr41" draw:text-style-name="P1" draw:layer="layout" svg:width="3.188cm" svg:height="1.705cm" svg:x="24.33cm" svg:y="5.326cm">
          <draw:image xlink:href="Pictures/2000009900000392000002596801CBC71B6FBD9D.wmf" xlink:type="simple" xlink:show="embed" xlink:actuate="onLoad">
            <text:p/>
          </draw:image>
        </draw:frame>
        <draw:frame draw:style-name="gr42" draw:text-style-name="P8" draw:layer="layout" svg:width="2.123cm" svg:height="1.935cm" svg:x="25.026cm" svg:y="7.247cm">
          <draw:text-box>
            <text:p><text:span text:style-name="T3">Us</text:span><text:span text:style-name="T3">er</text:span></text:p>
          </draw:text-box>
        </draw:frame>
        <draw:custom-shape draw:style-name="gr43" draw:text-style-name="P9" draw:layer="layout" svg:width="2.922cm" svg:height="1.821cm" svg:x="22.999cm" svg:y="2.938cm">
          <text:p text:style-name="P4"><text:span text:style-name="T4">Read raw</text:span></text:p>
          <text:p text:style-name="P4"><text:span text:style-name="T4">bytes</text:span></text:p>
          <draw:enhanced-geometry svg:viewBox="0 0 21600 21600" draw:glue-points="10800 0 3160 3160 0 10800 3160 18440 10800 21600 18440 18440 21600 10800 18440 3160 ?f14 ?f15" draw:text-areas="3200 3200 18400 18400" draw:type="round-callout" draw:modifiers="17254.8751282929 23354.555433589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4" draw:text-style-name="P10" draw:layer="layout" svg:width="3.389cm" svg:height="1.657cm" svg:x="23.879cm" svg:y="8.495cm">
          <text:p text:style-name="P4"><text:span text:style-name="T5">Interpret</text:span></text:p>
          <text:p text:style-name="P4"><text:span text:style-name="T5">as replica</text:span></text:p>
          <draw:enhanced-geometry svg:viewBox="0 0 21600 21600" draw:glue-points="10800 0 3160 3160 0 10800 3160 18440 10800 21600 18440 18440 21600 10800 18440 3160 ?f14 ?f15" draw:text-areas="3200 3200 18400 18400" draw:type="round-callout" draw:modifiers="12717.8761061947 -4729.0711700844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45" draw:text-style-name="P6" draw:layer="layout" svg:x1="5.826cm" svg:y1="3.871cm" svg:x2="11.231cm" svg:y2="3.871cm">
          <text:p/>
        </draw:line>
        <draw:line draw:style-name="gr46" draw:text-style-name="P6" draw:layer="layout" svg:x1="16.387cm" svg:y1="3.87cm" svg:x2="21.792cm" svg:y2="3.87cm">
          <text:p/>
        </draw:line>
        <draw:line draw:style-name="gr46" draw:text-style-name="P6" draw:layer="layout" svg:x1="5.877cm" svg:y1="3.86cm" svg:x2="4.317cm" svg:y2="5.593cm">
          <text:p/>
        </draw:line>
        <draw:line draw:style-name="gr45" draw:text-style-name="P6" draw:layer="layout" svg:x1="21.768cm" svg:y1="3.891cm" svg:x2="23.678cm" svg:y2="6.013cm">
          <text:p/>
        </draw:line>
        <draw:line draw:style-name="gr47" draw:text-style-name="P6" draw:layer="layout" svg:x1="5.877cm" svg:y1="10.493cm" svg:x2="4.317cm" svg:y2="8.76cm">
          <text:p/>
        </draw:line>
        <draw:line draw:style-name="gr48" draw:text-style-name="P6" draw:layer="layout" svg:x1="21.728cm" svg:y1="10.476cm" svg:x2="23.638cm" svg:y2="8.354cm">
          <text:p/>
        </draw:line>
        <draw:line draw:style-name="gr48" draw:text-style-name="P6" draw:layer="layout" svg:x1="5.826cm" svg:y1="10.472cm" svg:x2="10.67cm" svg:y2="10.472cm">
          <text:p/>
        </draw:line>
        <draw:line draw:style-name="gr47" draw:text-style-name="P6" draw:layer="layout" svg:x1="17.036cm" svg:y1="10.471cm" svg:x2="21.793cm" svg:y2="10.471cm">
          <text:p/>
        </draw:line>
        <draw:frame draw:style-name="gr49" draw:text-style-name="P15" draw:layer="layout" svg:width="3.609cm" svg:height="1.126cm" svg:x="5.334cm" svg:y="5.27cm">
          <draw:text-box>
            <text:p><text:span text:style-name="T6">Da</text:span><text:span text:style-name="T6">ta-</text:span><text:span text:style-name="T6">pla</text:span><text:span text:style-name="T6">ne</text:span></text:p>
          </draw:text-box>
        </draw:frame>
        <draw:frame draw:style-name="gr50" draw:text-style-name="P15" draw:layer="layout" svg:width="4.625cm" svg:height="1.584cm" svg:x="5.027cm" svg:y="6.504cm">
          <draw:text-box>
            <text:p><text:span text:style-name="T6">Co</text:span><text:span text:style-name="T6">ntr</text:span><text:span text:style-name="T6">ol-</text:span><text:span text:style-name="T6">pla</text:span><text:span text:style-name="T6">ne</text:span></text:p>
          </draw:text-box>
        </draw:frame>
        <draw:custom-shape draw:style-name="gr43" draw:text-style-name="P9" draw:layer="layout" svg:width="2.922cm" svg:height="1.821cm" svg:x="0.117cm" svg:y="2.93cm">
          <text:p text:style-name="P4"><text:span text:style-name="T4">Write raw</text:span></text:p>
          <text:p text:style-name="P4"><text:span text:style-name="T4">bytes</text:span></text:p>
          <draw:enhanced-geometry svg:viewBox="0 0 21600 21600" draw:glue-points="10800 0 3160 3160 0 10800 3160 18440 10800 21600 18440 18440 21600 10800 18440 3160 ?f14 ?f15" draw:text-areas="3200 3200 18400 18400" draw:type="round-callout" draw:modifiers="17254.8751282929 23354.555433589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4" draw:text-style-name="P10" draw:layer="layout" svg:width="3.389cm" svg:height="1.657cm" svg:x="0.167cm" svg:y="8.557cm">
          <text:p text:style-name="P4"><text:span text:style-name="T5">Program</text:span></text:p>
          <text:p text:style-name="P4"><text:span text:style-name="T5">logic</text:span></text:p>
          <draw:enhanced-geometry svg:viewBox="0 0 21600 21600" draw:glue-points="10800 0 3160 3160 0 10800 3160 18440 10800 21600 18440 18440 21600 10800 18440 3160 ?f14 ?f15" draw:text-areas="3200 3200 18400 18400" draw:type="round-callout" draw:modifiers="12717.8761061947 -4729.0711700844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9" draw:layer="layout" svg:width="13.968cm" svg:height="10.476cm" svg:x="3.81cm" svg:y="2.123cm" draw:page-number="3" presentation:class="page"/>
          <draw:frame presentation:style-name="pr1" draw:text-style-name="P1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custom-shape draw:style-name="gr51" draw:text-style-name="P16" draw:layer="layout" svg:width="10.854cm" svg:height="5.207cm" svg:x="8.134cm" svg:y="0.254cm">
          <text:p text:style-name="P4"><text:span text:style-name="T7"/></text:p>
          <text:p text:style-name="P4"><text:span text:style-name="T3"/></text:p>
          <text:p text:style-name="P4"><text:span text:style-name="T3">Executi</text:span><text:span text:style-name="T3">on </text:span><text:span text:style-name="T3">Context</text:span></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draw:enhanced-geometry svg:viewBox="0 0 21600 21600" draw:type="rectangle" draw:enhanced-path="M 0 0 L 21600 0 21600 21600 0 21600 0 0 Z N"/>
        </draw:custom-shape>
        <draw:custom-shape draw:style-name="gr52" draw:text-style-name="P7" draw:layer="layout" svg:width="9.652cm" svg:height="3.89cm" svg:x="8.736cm" svg:y="1.271cm">
          <text:p text:style-name="P4"><text:span text:style-name="T3">Interaction Function for</text:span></text:p>
          <text:p text:style-name="P4"><text:span text:style-name="T7">(“Alice”, “photo.jpg”, “GET”)</text:span></text:p>
          <text:p text:style-name="P4"><text:span text:style-name="T3"/></text:p>
          <text:p text:style-name="P4"><text:span text:style-name="T3"/></text:p>
          <text:p text:style-name="P4"><text:span text:style-name="T3"/></text:p>
          <draw:enhanced-geometry svg:viewBox="0 0 21600 21600" draw:type="rectangle" draw:enhanced-path="M 0 0 L 21600 0 21600 21600 0 21600 0 0 Z N"/>
        </draw:custom-shape>
        <draw:custom-shape draw:style-name="gr53" draw:text-style-name="P17" draw:layer="layout" svg:width="8.581cm" svg:height="1.857cm" svg:x="9.3cm" svg:y="3.301cm">
          <text:p text:style-name="P4"><text:span text:style-name="T8">Storage Driver</text:span></text:p>
          <draw:enhanced-geometry svg:viewBox="0 0 21600 21600" draw:type="rectangle" draw:enhanced-path="M 0 0 L 21600 0 21600 21600 0 21600 0 0 Z N"/>
        </draw:custom-shape>
        <draw:custom-shape draw:style-name="gr54" draw:text-style-name="P5" draw:layer="layout" svg:width="8.573cm" svg:height="3.242cm" svg:x="9.305cm" svg:y="7.752cm">
          <text:p text:style-name="P4"><text:span text:style-name="T2"/></text:p>
          <text:p text:style-name="P4"><text:span text:style-name="T2"/></text:p>
          <text:p text:style-name="P4"><text:span text:style-name="T2">Alice’s Dat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5" draw:text-style-name="P18" draw:layer="layout" svg:width="3.554cm" svg:height="1.524cm" svg:x="11.779cm" svg:y="7.945cm">
          <text:p text:style-name="P4"><text:span text:style-name="T9">photo.jpg</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 draw:text-style-name="P6" draw:layer="layout" svg:x1="0.008cm" svg:y1="3.894cm" svg:x2="8.136cm" svg:y2="3.759cm">
          <text:p/>
        </draw:line>
        <draw:line draw:style-name="gr5" draw:text-style-name="P6" draw:layer="layout" svg:x1="19.041cm" svg:y1="3.83cm" svg:x2="27.991cm" svg:y2="3.83cm">
          <text:p/>
        </draw:line>
        <draw:line draw:style-name="gr45" draw:text-style-name="P6" draw:layer="layout" svg:x1="11.937cm" svg:y1="5.461cm" svg:x2="11.937cm" svg:y2="7.947cm">
          <text:p/>
        </draw:line>
        <draw:line draw:style-name="gr56" draw:text-style-name="P6" draw:layer="layout" svg:x1="15.197cm" svg:y1="5.46cm" svg:x2="15.197cm" svg:y2="7.926cm">
          <text:p/>
        </draw:line>
        <draw:frame draw:style-name="gr26" draw:text-style-name="P19" draw:layer="layout" svg:width="8.635cm" svg:height="2.753cm" svg:x="-0.501cm" svg:y="1.631cm">
          <draw:text-box>
            <text:p text:style-name="P4"><text:span text:style-name="T10">1. <text:s/></text:span><text:span text:style-name="T10">Val</text:span><text:span text:style-name="T10">ida</text:span><text:span text:style-name="T10">te </text:span><text:span text:style-name="T10">re</text:span><text:span text:style-name="T10">qu</text:span><text:span text:style-name="T10">est </text:span><text:span text:style-name="T10">on</text:span></text:p>
            <text:p text:style-name="P4"><text:span text:style-name="T6">(“A</text:span><text:span text:style-name="T6">lic</text:span><text:span text:style-name="T6">e”, </text:span><text:span text:style-name="T6">“p</text:span><text:span text:style-name="T6">hot</text:span><text:span text:style-name="T6">o.j</text:span><text:span text:style-name="T6">pg</text:span><text:span text:style-name="T6">”, </text:span><text:span text:style-name="T6">“G</text:span><text:span text:style-name="T6">ET</text:span><text:span text:style-name="T6">”)</text:span></text:p>
          </draw:text-box>
        </draw:frame>
        <draw:frame draw:style-name="gr26" draw:text-style-name="P19" draw:layer="layout" svg:width="9.205cm" svg:height="2.753cm" svg:x="18.988cm" svg:y="1.835cm">
          <draw:text-box>
            <text:p text:style-name="P4"><text:span text:style-name="T10">3. </text:span><text:span text:style-name="T10">Int</text:span><text:span text:style-name="T10">er</text:span><text:span text:style-name="T10">pr</text:span><text:span text:style-name="T10">et </text:span><text:span text:style-name="T10">byt</text:span><text:span text:style-name="T10">es </text:span><text:span text:style-name="T10">as </text:span><text:span text:style-name="T10">re</text:span><text:span text:style-name="T10">pli</text:span><text:span text:style-name="T10">ca </text:span><text:span text:style-name="T10">for </text:span><text:span text:style-name="T6">(“A</text:span><text:span text:style-name="T6">lic</text:span><text:span text:style-name="T6">e”, </text:span><text:span text:style-name="T6">“p</text:span><text:span text:style-name="T6">hot</text:span><text:span text:style-name="T6">o.j</text:span><text:span text:style-name="T6">pg</text:span><text:span text:style-name="T6">”, </text:span><text:span text:style-name="T6">“G</text:span><text:span text:style-name="T6">ET</text:span><text:span text:style-name="T6">”)</text:span></text:p>
          </draw:text-box>
        </draw:frame>
        <draw:frame draw:style-name="gr57" draw:text-style-name="P20" draw:layer="layout" svg:width="5.572cm" svg:height="3.922cm" svg:x="4.419cm" svg:y="5.602cm">
          <draw:text-box>
            <text:p><text:span text:style-name="T10">2. <text:s/></text:span><text:span text:style-name="T10">Lo</text:span><text:span text:style-name="T10">ad </text:span><text:span text:style-name="T10">an</text:span><text:span text:style-name="T10">d </text:span><text:span text:style-name="T10">sto</text:span><text:span text:style-name="T10">re </text:span><text:span text:style-name="T10">byt</text:span><text:span text:style-name="T10">es </text:span><text:span text:style-name="T10">for </text:span><text:span text:style-name="T10">Ali</text:span><text:span text:style-name="T10">ce’</text:span><text:span text:style-name="T10">s </text:span><text:span text:style-name="T10">ph</text:span><text:span text:style-name="T10">oto</text:span><text:span text:style-name="T10">.jp</text:span><text:span text:style-name="T10">g</text:span></text:p>
          </draw:text-box>
        </draw:frame>
        <presentation:notes draw:style-name="dp2">
          <draw:page-thumbnail draw:style-name="gr19" draw:layer="layout" svg:width="13.968cm" svg:height="10.476cm" svg:x="3.81cm" svg:y="2.123cm" draw:page-number="4" presentation:class="page"/>
          <draw:frame presentation:style-name="pr1" draw:text-style-name="P1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line draw:style-name="gr58" draw:text-style-name="P6" draw:layer="layout" svg:x1="20.019cm" svg:y1="9.219cm" svg:x2="20.049cm" svg:y2="4.239cm">
          <text:p/>
        </draw:line>
        <draw:frame draw:name="Picture 5" draw:style-name="gr59" draw:text-style-name="P1" draw:layer="layout" svg:width="3.188cm" svg:height="1.705cm" svg:x="0.93cm" svg:y="5.233cm">
          <draw:image xlink:href="Pictures/2000009900000392000002596801CBC71B6FBD9D.wmf" xlink:type="simple" xlink:show="embed" xlink:actuate="onLoad">
            <text:p/>
          </draw:image>
        </draw:frame>
        <draw:frame draw:style-name="gr60" draw:text-style-name="P8" draw:layer="layout" svg:width="4.245cm" svg:height="5.007cm" svg:x="0.624cm" svg:y="7.156cm">
          <draw:text-box>
            <text:p><text:span text:style-name="T11">Da</text:span><text:span text:style-name="T11">ta </text:span><text:span text:style-name="T11">O</text:span><text:span text:style-name="T11">w</text:span><text:span text:style-name="T11">ne</text:span><text:span text:style-name="T11">r</text:span></text:p>
          </draw:text-box>
        </draw:frame>
        <draw:custom-shape draw:name="Cloud 14" draw:style-name="gr61" draw:text-style-name="P3" draw:layer="layout" svg:width="11.575cm" svg:height="10.15cm" svg:x="5.034cm" svg:y="0.755cm">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frame draw:name="Picture 5" draw:style-name="gr62" draw:text-style-name="P1" draw:layer="layout" svg:width="3.188cm" svg:height="1.705cm" svg:x="24.723cm" svg:y="2.518cm">
          <draw:image xlink:href="Pictures/2000009900000392000002596801CBC71B6FBD9D.wmf" xlink:type="simple" xlink:show="embed" xlink:actuate="onLoad">
            <text:p/>
          </draw:image>
        </draw:frame>
        <draw:frame draw:style-name="gr60" draw:text-style-name="P8" draw:layer="layout" svg:width="2.93cm" svg:height="5.007cm" svg:x="25.046cm" svg:y="4.294cm">
          <draw:text-box>
            <text:p><text:span text:style-name="T11">Us</text:span><text:span text:style-name="T11">er </text:span><text:span text:style-name="T11">1</text:span></text:p>
          </draw:text-box>
        </draw:frame>
        <draw:frame draw:name="Picture 5" draw:style-name="gr63" draw:text-style-name="P1" draw:layer="layout" svg:width="3.188cm" svg:height="1.705cm" svg:x="24.723cm" svg:y="9.115cm">
          <draw:image xlink:href="Pictures/2000009900000392000002596801CBC71B6FBD9D.wmf" xlink:type="simple" xlink:show="embed" xlink:actuate="onLoad">
            <text:p/>
          </draw:image>
        </draw:frame>
        <draw:frame draw:style-name="gr60" draw:text-style-name="P8" draw:layer="layout" svg:width="2.93cm" svg:height="5.007cm" svg:x="25.046cm" svg:y="10.893cm">
          <draw:text-box>
            <text:p><text:span text:style-name="T11">Us</text:span><text:span text:style-name="T11">er </text:span><text:span text:style-name="T11">2</text:span></text:p>
          </draw:text-box>
        </draw:frame>
        <draw:line draw:style-name="gr45" draw:text-style-name="P6" draw:layer="layout" svg:x1="4.572cm" svg:y1="8.08cm" svg:x2="8.215cm" svg:y2="8.08cm">
          <text:p/>
        </draw:line>
        <draw:line draw:style-name="gr48" draw:text-style-name="P6" draw:layer="layout" svg:x1="4.611cm" svg:y1="5.465cm" svg:x2="8.254cm" svg:y2="5.465cm">
          <text:p/>
        </draw:line>
        <draw:line draw:style-name="gr45" draw:text-style-name="P6" draw:layer="layout" svg:x1="18.153cm" svg:y1="3.547cm" svg:x2="24.725cm" svg:y2="3.547cm">
          <text:p/>
        </draw:line>
        <draw:line draw:style-name="gr45" draw:text-style-name="P6" draw:layer="layout" svg:x1="18.153cm" svg:y1="10.006cm" svg:x2="21.531cm" svg:y2="10.006cm">
          <text:p/>
        </draw:line>
        <draw:line draw:style-name="gr46" draw:text-style-name="P6" draw:layer="layout" svg:x1="18.153cm" svg:y1="10.005cm" svg:x2="18.153cm" svg:y2="3.431cm">
          <text:p/>
        </draw:line>
        <draw:line draw:style-name="gr46" draw:text-style-name="P6" draw:layer="layout" svg:x1="13.208cm" svg:y1="8.014cm" svg:x2="18.153cm" svg:y2="8.09cm">
          <text:p/>
        </draw:line>
        <draw:custom-shape draw:style-name="gr25" draw:text-style-name="P5" draw:layer="layout" svg:width="5.187cm" svg:height="2.284cm" svg:x="8.254cm" svg:y="6.944cm">
          <text:p text:style-name="P4"><text:span text:style-name="T2">User Dat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7" draw:text-style-name="P6" draw:layer="layout" svg:x1="13.341cm" svg:y1="5.425cm" svg:x2="20.049cm" svg:y2="5.425cm">
          <text:p/>
        </draw:line>
        <draw:custom-shape draw:style-name="gr64" draw:text-style-name="P21" draw:layer="layout" svg:width="5.188cm" svg:height="2.287cm" svg:x="8.256cm" svg:y="4.27cm">
          <text:p text:style-name="P4"><text:span text:style-name="T12">Interaction</text:span></text:p>
          <text:p text:style-name="P4"><text:span text:style-name="T12">Function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9" draw:layer="layout" svg:width="2.285cm" svg:height="1.395cm" svg:x="23.499cm" svg:y="0.647cm">
          <text:p text:style-name="P4"><text:span text:style-name="T4">Read</text:span></text:p>
          <draw:enhanced-geometry svg:viewBox="0 0 21600 21600" draw:glue-points="10800 0 3160 3160 0 10800 3160 18440 10800 21600 18440 18440 21600 10800 18440 3160 ?f14 ?f15" draw:text-areas="3200 3200 18400 18400" draw:type="round-callout" draw:modifiers="19039.3700787402 24292.263610315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5" draw:text-style-name="P10" draw:layer="layout" svg:width="2.497cm" svg:height="1.604cm" svg:x="20.828cm" svg:y="7.242cm">
          <text:p text:style-name="P4"><text:span text:style-name="T5">User 2</text:span></text:p>
          <text:p text:style-name="P4"><text:span text:style-name="T5">Denied</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758.36669335468 23645.607476635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6" draw:text-style-name="P9" draw:layer="layout" svg:width="2.285cm" svg:height="1.396cm" svg:x="0.518cm" svg:y="8.619cm">
          <text:p text:style-name="P4"><text:span text:style-name="T4">Write</text:span></text:p>
          <draw:enhanced-geometry svg:viewBox="0 0 21600 21600" draw:glue-points="10800 0 3160 3160 0 10800 3160 18440 10800 21600 18440 18440 21600 10800 18440 3160 ?f14 ?f15" draw:text-areas="3200 3200 18400 18400" draw:type="round-callout" draw:modifiers="16488.188976378 -5504.3664996420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7" draw:text-style-name="P10" draw:layer="layout" svg:width="2.85cm" svg:height="1.834cm" svg:x="0.447cm" svg:y="2.569cm">
          <text:p text:style-name="P4"><text:span text:style-name="T5">Encode;</text:span></text:p>
          <text:p text:style-name="P4"><text:span text:style-name="T5">share</text:span></text:p>
          <draw:enhanced-geometry svg:viewBox="0 0 21600 21600" draw:glue-points="10800 0 3160 3160 0 10800 3160 18440 10800 21600 18440 18440 21600 10800 18440 3160 ?f14 ?f15" draw:text-areas="3200 3200 18400 18400" draw:type="round-callout" draw:modifiers="15122.2728867064 26296.675749318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8" draw:text-style-name="P10" draw:layer="layout" svg:width="2.587cm" svg:height="1.586cm" svg:x="19.119cm" svg:y="0.606cm">
          <text:p text:style-name="P4"><text:span text:style-name="T5">User 1</text:span></text:p>
          <text:p text:style-name="P4"><text:span text:style-name="T5">Allowed</text:span></text:p>
          <draw:enhanced-geometry svg:viewBox="0 0 21600 21600" draw:glue-points="10800 0 3160 3160 0 10800 3160 18440 10800 21600 18440 18440 21600 10800 18440 3160 ?f14 ?f15" draw:text-areas="3200 3200 18400 18400" draw:type="round-callout" draw:modifiers="17259.9690880989 23042.722117202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4" draw:text-style-name="P11" draw:layer="layout" svg:width="1.839cm" svg:height="1.12cm" svg:x="25.596cm" svg:y="7.278cm">
          <text:p/>
          <draw:enhanced-geometry svg:viewBox="0 0 21600 21600" draw:mirror-horizontal="false" draw:mirror-vertical="false" draw:glue-points="10800 0 3160 3160 0 10800 3160 18440 10800 21600 18440 18440 21600 10800 18440 3160 ?f14 ?f15" draw:text-areas="3200 3200 18400 18400" draw:type="round-callout" draw:modifiers="10166.0869565217 26898.84032114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5" draw:text-style-name="P12" draw:layer="layout" svg:width="0.94cm" svg:height="0.945cm" draw:transform="skewX (0.00314159265358982) rotate (0.785398163397448) translate (25.851cm 7.831cm)">
          <text:p/>
          <draw:enhanced-geometry svg:viewBox="0 0 21600 21600" draw:glue-points="10800 0 0 10800 10800 21600 21600 10800" draw:path-stretchpoint-x="10800" draw:path-stretchpoint-y="10800" draw:text-areas="?f1 ?f1 ?f2 ?f3" draw:type="cross" draw:modifiers="7875.14754098361"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69" draw:text-style-name="P22" draw:layer="layout" svg:width="6.605cm" svg:height="7.992cm" svg:x="7.321cm" svg:y="2.384cm">
          <draw:text-box>
            <text:p text:style-name="P4"><text:span text:style-name="T11">Co</text:span><text:span text:style-name="T11">m</text:span><text:span text:style-name="T11">m</text:span><text:span text:style-name="T11">od</text:span><text:span text:style-name="T11">ity </text:span><text:span text:style-name="T11">st</text:span><text:span text:style-name="T11">or</text:span><text:span text:style-name="T11">ag</text:span><text:span text:style-name="T11">e</text:span></text:p>
            <text:p text:style-name="P4"><text:span text:style-name="T11">inf</text:span><text:span text:style-name="T11">ra</text:span><text:span text:style-name="T11">str</text:span><text:span text:style-name="T11">uc</text:span><text:span text:style-name="T11">tur</text:span><text:span text:style-name="T11">e</text:span></text:p>
          </draw:text-box>
        </draw:frame>
        <draw:custom-shape draw:style-name="gr70" draw:text-style-name="P23" draw:layer="layout" svg:width="3.439cm" svg:height="1.781cm" svg:x="19.513cm" svg:y="2.529cm">
          <text:p/>
          <draw:enhanced-geometry svg:viewBox="0 0 21600 21600" draw:mirror-horizontal="false" draw:mirror-vertical="false" draw:type="rectangle" draw:enhanced-path="M 0 0 L 21600 0 21600 21600 0 21600 0 0 Z N"/>
        </draw:custom-shape>
        <draw:custom-shape draw:style-name="gr71" draw:text-style-name="P24" draw:layer="layout" svg:width="1.82cm" svg:height="0.912cm" svg:x="20.724cm" svg:y="3.398cm">
          <text:p text:style-name="P4"><text:span text:style-name="T13">Driver</text:span></text:p>
          <draw:enhanced-geometry svg:viewBox="0 0 21600 21600" draw:type="rectangle" draw:enhanced-path="M 0 0 L 21600 0 21600 21600 0 21600 0 0 Z N"/>
        </draw:custom-shape>
        <draw:frame draw:style-name="gr72" draw:text-style-name="P8" draw:layer="layout" svg:width="3.307cm" svg:height="1.935cm" svg:x="19.645cm" svg:y="2.529cm">
          <draw:text-box>
            <text:p><text:span text:style-name="T3">I.F. </text:span><text:span text:style-name="T3">1</text:span></text:p>
          </draw:text-box>
        </draw:frame>
        <draw:custom-shape draw:style-name="gr70" draw:text-style-name="P23" draw:layer="layout" svg:width="3.439cm" svg:height="1.781cm" svg:x="19.513cm" svg:y="9.228cm">
          <text:p/>
          <draw:enhanced-geometry svg:viewBox="0 0 21600 21600" draw:mirror-horizontal="false" draw:mirror-vertical="false" draw:type="rectangle" draw:enhanced-path="M 0 0 L 21600 0 21600 21600 0 21600 0 0 Z N"/>
        </draw:custom-shape>
        <draw:custom-shape draw:style-name="gr71" draw:text-style-name="P24" draw:layer="layout" svg:width="1.82cm" svg:height="0.912cm" svg:x="20.724cm" svg:y="10.098cm">
          <text:p text:style-name="P4"><text:span text:style-name="T13">Driver</text:span></text:p>
          <draw:enhanced-geometry svg:viewBox="0 0 21600 21600" draw:type="rectangle" draw:enhanced-path="M 0 0 L 21600 0 21600 21600 0 21600 0 0 Z N"/>
        </draw:custom-shape>
        <draw:frame draw:style-name="gr72" draw:text-style-name="P8" draw:layer="layout" svg:width="2.106cm" svg:height="1.935cm" svg:x="19.645cm" svg:y="9.226cm">
          <draw:text-box>
            <text:p><text:span text:style-name="T3">I.F. </text:span><text:span text:style-name="T3">2</text:span></text:p>
          </draw:text-box>
        </draw:frame>
        <draw:custom-shape draw:style-name="gr65" draw:text-style-name="P10" draw:layer="layout" svg:width="2.497cm" svg:height="1.604cm" svg:x="14.394cm" svg:y="3.302cm">
          <text:p text:style-name="P4"><text:span text:style-name="T5">Fetch;</text:span></text:p>
          <text:p text:style-name="P4"><text:span text:style-name="T5">decod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8058.92714171337 25637.383177570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9" draw:layer="layout" svg:width="13.968cm" svg:height="10.476cm" svg:x="3.81cm" svg:y="2.123cm" draw:page-number="5" presentation:class="page"/>
          <draw:frame presentation:style-name="pr1" draw:text-style-name="P1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custom-shape draw:style-name="gr73" draw:text-style-name="P25" draw:layer="layout" svg:width="3.518cm" svg:height="3.048cm" svg:x="19.05cm" svg:y="1.016cm">
          <text:p text:style-name="P4"><text:span text:style-name="T14">E.C</text:span><text:span text:style-name="T14">. 1</text:span></text:p>
          <text:p text:style-name="P4"/>
          <text:p text:style-name="P4"/>
          <text:p text:style-name="P4"/>
          <draw:enhanced-geometry svg:viewBox="0 0 21600 21600" draw:type="rectangle" draw:enhanced-path="M 0 0 L 21600 0 21600 21600 0 21600 0 0 Z N"/>
        </draw:custom-shape>
        <draw:frame draw:name="Picture 5" draw:style-name="gr74" draw:text-style-name="P1" draw:layer="layout" svg:width="3.188cm" svg:height="1.705cm" svg:x="0.23cm" svg:y="2.733cm">
          <draw:image xlink:href="Pictures/2000009900000392000002596801CBC71B6FBD9D.wmf" xlink:type="simple" xlink:show="embed" xlink:actuate="onLoad">
            <text:p/>
          </draw:image>
        </draw:frame>
        <draw:frame draw:style-name="gr75" draw:text-style-name="P8" draw:layer="layout" svg:width="4.245cm" svg:height="0.962cm" svg:x="-0.076cm" svg:y="4.656cm">
          <draw:text-box>
            <text:p><text:span text:style-name="T11">Da</text:span><text:span text:style-name="T11">ta </text:span><text:span text:style-name="T11">O</text:span><text:span text:style-name="T11">w</text:span><text:span text:style-name="T11">ne</text:span><text:span text:style-name="T11">r</text:span></text:p>
          </draw:text-box>
        </draw:frame>
        <draw:custom-shape draw:name="Cloud 14" draw:style-name="gr76" draw:text-style-name="P3" draw:layer="layout" svg:width="9.144cm" svg:height="7.62cm" svg:x="8.128cm" svg:y="0.094cm">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frame draw:name="Picture 5" draw:style-name="gr77" draw:text-style-name="P1" draw:layer="layout" svg:width="3.188cm" svg:height="1.705cm" svg:x="24.723cm" svg:y="1.918cm">
          <draw:image xlink:href="Pictures/2000009900000392000002596801CBC71B6FBD9D.wmf" xlink:type="simple" xlink:show="embed" xlink:actuate="onLoad">
            <text:p/>
          </draw:image>
        </draw:frame>
        <draw:frame draw:style-name="gr78" draw:text-style-name="P8" draw:layer="layout" svg:width="2.93cm" svg:height="1.294cm" svg:x="25.046cm" svg:y="3.694cm">
          <draw:text-box>
            <text:p><text:span text:style-name="T11">Us</text:span><text:span text:style-name="T11">er </text:span><text:span text:style-name="T11">1</text:span></text:p>
          </draw:text-box>
        </draw:frame>
        <draw:frame draw:name="Picture 5" draw:style-name="gr79" draw:text-style-name="P1" draw:layer="layout" svg:width="3.188cm" svg:height="1.705cm" svg:x="24.723cm" svg:y="9.915cm">
          <draw:image xlink:href="Pictures/2000009900000392000002596801CBC71B6FBD9D.wmf" xlink:type="simple" xlink:show="embed" xlink:actuate="onLoad">
            <text:p/>
          </draw:image>
        </draw:frame>
        <draw:frame draw:style-name="gr80" draw:text-style-name="P8" draw:layer="layout" svg:width="2.93cm" svg:height="1.007cm" svg:x="25.046cm" svg:y="11.693cm">
          <draw:text-box>
            <text:p><text:span text:style-name="T11">Us</text:span><text:span text:style-name="T11">er </text:span><text:span text:style-name="T11">2</text:span></text:p>
          </draw:text-box>
        </draw:frame>
        <draw:line draw:style-name="gr45" draw:text-style-name="P6" draw:layer="layout" svg:x1="3.81cm" svg:y1="5.38cm" svg:x2="9.754cm" svg:y2="5.38cm">
          <text:p/>
        </draw:line>
        <draw:line draw:style-name="gr48" draw:text-style-name="P6" draw:layer="layout" svg:x1="3.81cm" svg:y1="2.765cm" svg:x2="9.756cm" svg:y2="2.765cm">
          <text:p/>
        </draw:line>
        <draw:custom-shape draw:style-name="gr81" draw:text-style-name="P5" draw:layer="layout" svg:width="5.845cm" svg:height="2.284cm" svg:x="9.754cm" svg:y="4.244cm">
          <text:p text:style-name="P4"><text:span text:style-name="T2">User Dat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2" draw:text-style-name="P21" draw:layer="layout" svg:width="5.846cm" svg:height="2.287cm" svg:x="9.756cm" svg:y="1.57cm">
          <text:p text:style-name="P4"><text:span text:style-name="T12">Interactio</text:span><text:span text:style-name="T12">n</text:span></text:p>
          <text:p text:style-name="P4"><text:span text:style-name="T12">Function</text:span><text:span text:style-name="T12">s &amp; Stat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9" draw:layer="layout" svg:width="2.285cm" svg:height="1.395cm" svg:x="22.868cm" svg:y="4.355cm">
          <text:p text:style-name="P4"><text:span text:style-name="T4">Read</text:span></text:p>
          <draw:enhanced-geometry svg:viewBox="0 0 21600 21600" draw:glue-points="10800 0 3160 3160 0 10800 3160 18440 10800 21600 18440 18440 21600 10800 18440 3160 ?f14 ?f15" draw:text-areas="3200 3200 18400 18400" draw:type="round-callout" draw:modifiers="18803.1496062992 -4920.3438395415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6" draw:text-style-name="P9" draw:layer="layout" svg:width="2.285cm" svg:height="1.396cm" svg:x="0.118cm" svg:y="6.119cm">
          <text:p text:style-name="P4"><text:span text:style-name="T4">Write</text:span></text:p>
          <draw:enhanced-geometry svg:viewBox="0 0 21600 21600" draw:glue-points="10800 0 3160 3160 0 10800 3160 18440 10800 21600 18440 18440 21600 10800 18440 3160 ?f14 ?f15" draw:text-areas="3200 3200 18400 18400" draw:type="round-callout" draw:modifiers="16488.188976378 -5504.3664996420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7" draw:text-style-name="P10" draw:layer="layout" svg:width="2.85cm" svg:height="1.834cm" svg:x="0.047cm" svg:y="0.069cm">
          <text:p text:style-name="P4"><text:span text:style-name="T5">Encode;</text:span></text:p>
          <text:p text:style-name="P4"><text:span text:style-name="T5">share</text:span></text:p>
          <draw:enhanced-geometry svg:viewBox="0 0 21600 21600" draw:glue-points="10800 0 3160 3160 0 10800 3160 18440 10800 21600 18440 18440 21600 10800 18440 3160 ?f14 ?f15" draw:text-areas="3200 3200 18400 18400" draw:type="round-callout" draw:modifiers="15122.2728867064 26296.675749318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4" draw:text-style-name="P11" draw:layer="layout" svg:width="1.839cm" svg:height="1.12cm" svg:x="25.596cm" svg:y="8.078cm">
          <text:p/>
          <draw:enhanced-geometry svg:viewBox="0 0 21600 21600" draw:mirror-horizontal="false" draw:mirror-vertical="false" draw:glue-points="10800 0 3160 3160 0 10800 3160 18440 10800 21600 18440 18440 21600 10800 18440 3160 ?f14 ?f15" draw:text-areas="3200 3200 18400 18400" draw:type="round-callout" draw:modifiers="10166.0869565217 26898.84032114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5" draw:text-style-name="P12" draw:layer="layout" svg:width="0.94cm" svg:height="0.945cm" draw:transform="skewX (0.00314159265358982) rotate (0.785398163397448) translate (25.851cm 8.631cm)">
          <text:p/>
          <draw:enhanced-geometry svg:viewBox="0 0 21600 21600" draw:glue-points="10800 0 0 10800 10800 21600 21600 10800" draw:path-stretchpoint-x="10800" draw:path-stretchpoint-y="10800" draw:text-areas="?f1 ?f1 ?f2 ?f3" draw:type="cross" draw:modifiers="7875.14754098361"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83" draw:text-style-name="P22" draw:layer="layout" svg:width="6.605cm" svg:height="1.886cm" svg:x="9.521cm" svg:y="8.284cm">
          <draw:text-box>
            <text:p text:style-name="P4"><text:span text:style-name="T11">Co</text:span><text:span text:style-name="T11">m</text:span><text:span text:style-name="T11">m</text:span><text:span text:style-name="T11">od</text:span><text:span text:style-name="T11">ity </text:span><text:span text:style-name="T11">st</text:span><text:span text:style-name="T11">or</text:span><text:span text:style-name="T11">ag</text:span><text:span text:style-name="T11">e</text:span></text:p>
            <text:p text:style-name="P4"><text:span text:style-name="T11">inf</text:span><text:span text:style-name="T11">ra</text:span><text:span text:style-name="T11">str</text:span><text:span text:style-name="T11">uc</text:span><text:span text:style-name="T11">tur</text:span><text:span text:style-name="T11">e</text:span></text:p>
          </draw:text-box>
        </draw:frame>
        <draw:custom-shape draw:style-name="gr84" draw:text-style-name="P23" draw:layer="layout" svg:width="2.632cm" svg:height="1.781cm" svg:x="19.52cm" svg:y="1.929cm">
          <text:p/>
          <draw:enhanced-geometry svg:viewBox="0 0 21600 21600" draw:mirror-horizontal="false" draw:mirror-vertical="false" draw:type="rectangle" draw:enhanced-path="M 0 0 L 21600 0 21600 21600 0 21600 0 0 Z N"/>
        </draw:custom-shape>
        <draw:custom-shape draw:style-name="gr71" draw:text-style-name="P24" draw:layer="layout" svg:width="1.82cm" svg:height="0.912cm" svg:x="19.924cm" svg:y="2.798cm">
          <text:p text:style-name="P4"><text:span text:style-name="T13">Driver</text:span></text:p>
          <draw:enhanced-geometry svg:viewBox="0 0 21600 21600" draw:type="rectangle" draw:enhanced-path="M 0 0 L 21600 0 21600 21600 0 21600 0 0 Z N"/>
        </draw:custom-shape>
        <draw:frame draw:style-name="gr72" draw:text-style-name="P8" draw:layer="layout" svg:width="2.532cm" svg:height="1.935cm" svg:x="19.52cm" svg:y="1.929cm">
          <draw:text-box>
            <text:p><text:span text:style-name="T3">I.F. </text:span></text:p>
          </draw:text-box>
        </draw:frame>
        <draw:custom-shape draw:style-name="gr65" draw:text-style-name="P10" draw:layer="layout" svg:width="2.497cm" svg:height="1.604cm" svg:x="23.411cm" svg:y="0.082cm">
          <text:p text:style-name="P4"><text:span text:style-name="T5">Fetch;</text:span></text:p>
          <text:p text:style-name="P4"><text:span text:style-name="T5">decod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207.3658927142 26148.78504672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48" draw:text-style-name="P6" draw:layer="layout" svg:x1="15.602cm" svg:y1="2.786cm" svg:x2="19.05cm" svg:y2="2.786cm">
          <text:p/>
        </draw:line>
        <draw:line draw:style-name="gr45" draw:text-style-name="P6" draw:layer="layout" svg:x1="15.599cm" svg:y1="5.334cm" svg:x2="19.078cm" svg:y2="3.302cm">
          <text:p/>
        </draw:line>
        <draw:line draw:style-name="gr45" draw:text-style-name="P6" draw:layer="layout" svg:x1="22.568cm" svg:y1="2.78cm" svg:x2="24.323cm" svg:y2="2.78cm">
          <text:p/>
        </draw:line>
        <draw:custom-shape draw:style-name="gr65" draw:text-style-name="P10" draw:layer="layout" svg:width="2.497cm" svg:height="1.604cm" svg:x="22.852cm" svg:y="8.458cm">
          <text:p text:style-name="P4"><text:span text:style-name="T5">No</text:span></text:p>
          <text:p text:style-name="P4"><text:span text:style-name="T5">E.C. 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207.3658927142 26148.78504672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3" draw:text-style-name="P25" draw:layer="layout" svg:width="3.518cm" svg:height="3.048cm" svg:x="4.35cm" svg:y="3.816cm">
          <text:p text:style-name="P4"><text:span text:style-name="T14">E.C. </text:span><text:span text:style-name="T14">owner</text:span></text:p>
          <text:p text:style-name="P4"><text:span text:style-name="T14"/></text:p>
          <text:p text:style-name="P4"/>
          <text:p text:style-name="P4"/>
          <draw:enhanced-geometry svg:viewBox="0 0 21600 21600" draw:type="rectangle" draw:enhanced-path="M 0 0 L 21600 0 21600 21600 0 21600 0 0 Z N"/>
        </draw:custom-shape>
        <draw:custom-shape draw:style-name="gr84" draw:text-style-name="P23" draw:layer="layout" svg:width="2.632cm" svg:height="1.781cm" svg:x="4.82cm" svg:y="4.729cm">
          <text:p/>
          <draw:enhanced-geometry svg:viewBox="0 0 21600 21600" draw:mirror-horizontal="false" draw:mirror-vertical="false" draw:type="rectangle" draw:enhanced-path="M 0 0 L 21600 0 21600 21600 0 21600 0 0 Z N"/>
        </draw:custom-shape>
        <draw:custom-shape draw:style-name="gr71" draw:text-style-name="P24" draw:layer="layout" svg:width="1.82cm" svg:height="0.912cm" svg:x="5.224cm" svg:y="5.598cm">
          <text:p text:style-name="P4"><text:span text:style-name="T13">Driver</text:span></text:p>
          <draw:enhanced-geometry svg:viewBox="0 0 21600 21600" draw:type="rectangle" draw:enhanced-path="M 0 0 L 21600 0 21600 21600 0 21600 0 0 Z N"/>
        </draw:custom-shape>
        <draw:frame draw:style-name="gr72" draw:text-style-name="P27" draw:layer="layout" svg:width="2.532cm" svg:height="1.935cm" svg:x="4.82cm" svg:y="4.729cm">
          <draw:text-box>
            <text:p text:style-name="P26"><text:span text:style-name="T15">I.F.</text:span></text:p>
          </draw:text-box>
        </draw:frame>
        <draw:line draw:style-name="gr85" draw:text-style-name="P6" draw:layer="layout" svg:x1="12.446cm" svg:y1="7.112cm" svg:x2="11.454cm" svg:y2="8.284cm">
          <text:p/>
        </draw:line>
        <presentation:notes draw:style-name="dp2">
          <draw:page-thumbnail draw:style-name="gr19" draw:layer="layout" svg:width="13.968cm" svg:height="10.476cm" svg:x="3.81cm" svg:y="2.123cm" draw:page-number="6" presentation:class="page"/>
          <draw:frame presentation:style-name="pr1" draw:text-style-name="P1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2" draw:layer="layout" svg:width="25.198cm" svg:height="3.507cm" svg:x="1.389cm" svg:y="0.828cm" presentation:class="title" presentation:placeholder="true">
          <draw:text-box/>
        </draw:frame>
        <draw:frame presentation:style-name="pr3" draw:layer="layout" svg:width="25.198cm" svg:height="12.178cm" svg:x="1.389cm" svg:y="4.907cm" presentation:class="outline" presentation:placeholder="true">
          <draw:text-box/>
        </draw:frame>
        <presentation:notes draw:style-name="dp2">
          <draw:page-thumbnail draw:style-name="gr19" draw:layer="layout" svg:width="13.968cm" svg:height="10.476cm" svg:x="3.81cm" svg:y="2.123cm" draw:page-number="7" presentation:class="page"/>
          <draw:frame presentation:style-name="pr4" draw:text-style-name="P1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custom-shape draw:name="Cloud 14" draw:style-name="gr86" draw:text-style-name="P3" draw:layer="layout" svg:width="7.112cm" svg:height="4.594cm" svg:x="9.66cm" svg:y="1.724cm">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Cloud 14" draw:style-name="gr87" draw:text-style-name="P3" draw:layer="layout" svg:width="7.112cm" svg:height="4.596cm" svg:x="10.157cm" svg:y="6.888cm">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frame draw:name="Picture 5" draw:style-name="gr88" draw:text-style-name="P1" draw:layer="layout" svg:width="3.188cm" svg:height="1.705cm" svg:x="1.029cm" svg:y="2.033cm">
          <draw:image xlink:href="Pictures/2000009900000392000002596801CBC71B6FBD9D.wmf" xlink:type="simple" xlink:show="embed" xlink:actuate="onLoad">
            <text:p/>
          </draw:image>
        </draw:frame>
        <draw:frame draw:style-name="gr89" draw:text-style-name="P8" draw:layer="layout" svg:width="4.245cm" svg:height="1.135cm" svg:x="0.525cm" svg:y="3.747cm">
          <draw:text-box>
            <text:p><text:span text:style-name="T3">Da</text:span><text:span text:style-name="T3">ta </text:span><text:span text:style-name="T3">O</text:span><text:span text:style-name="T3">w</text:span><text:span text:style-name="T3">ne</text:span><text:span text:style-name="T3">r</text:span></text:p>
          </draw:text-box>
        </draw:frame>
        <draw:frame draw:name="Picture 5" draw:style-name="gr90" draw:text-style-name="P1" draw:layer="layout" svg:width="3.188cm" svg:height="1.705cm" svg:x="23.914cm" svg:y="2.07cm">
          <draw:image xlink:href="Pictures/2000009900000392000002596801CBC71B6FBD9D.wmf" xlink:type="simple" xlink:show="embed" xlink:actuate="onLoad">
            <text:p/>
          </draw:image>
        </draw:frame>
        <draw:frame draw:name="Picture 5" draw:style-name="gr91" draw:text-style-name="P1" draw:layer="layout" svg:width="3.188cm" svg:height="1.705cm" svg:x="23.914cm" svg:y="9.945cm">
          <draw:image xlink:href="Pictures/2000009900000392000002596801CBC71B6FBD9D.wmf" xlink:type="simple" xlink:show="embed" xlink:actuate="onLoad">
            <text:p/>
          </draw:image>
        </draw:frame>
        <draw:frame draw:name="Picture 5" draw:style-name="gr92" draw:text-style-name="P1" draw:layer="layout" svg:width="3.188cm" svg:height="1.705cm" svg:x="1.014cm" svg:y="9.846cm">
          <draw:image xlink:href="Pictures/2000009900000392000002596801CBC71B6FBD9D.wmf" xlink:type="simple" xlink:show="embed" xlink:actuate="onLoad">
            <text:p/>
          </draw:image>
        </draw:frame>
        <draw:connector draw:style-name="gr93" draw:text-style-name="P6" draw:layer="layout" draw:type="curve" draw:line-skew="3.143cm" svg:x1="8.269cm" svg:y1="3.319cm" svg:x2="8.636cm" svg:y2="10.817cm" draw:start-shape="id1" draw:start-glue-point="1" draw:end-shape="id2" draw:end-glue-point="1" svg:d="M8269 3319c6094 0 5911 7498 367 7498" svg:viewBox="0 0 4549 7499">
          <text:p/>
        </draw:connector>
        <draw:connector draw:style-name="gr93" draw:text-style-name="P6" draw:layer="layout" draw:type="curve" draw:line-skew="0.662cm" svg:x1="8.269cm" svg:y1="3.319cm" svg:x2="18.934cm" svg:y2="10.917cm" draw:start-shape="id1" draw:start-glue-point="1" draw:end-shape="id3" draw:end-glue-point="3" svg:d="M8269 3319c8952 0 3620 7598 10665 7598" svg:viewBox="0 0 10666 7599">
          <text:p/>
        </draw:connector>
        <draw:connector draw:style-name="gr94" draw:text-style-name="P6" draw:layer="layout" draw:type="curve" svg:x1="8.269cm" svg:y1="3.319cm" svg:x2="18.926cm" svg:y2="3.396cm" draw:start-shape="id1" draw:start-glue-point="1" svg:d="M8269 3319c8368 0 3040 77 10657 77" svg:viewBox="0 0 10658 78">
          <text:p/>
        </draw:connector>
        <draw:line draw:style-name="gr95" draw:text-style-name="P6" draw:layer="layout" svg:x1="4.31cm" svg:y1="3.386cm" svg:x2="5.234cm" svg:y2="3.386cm">
          <text:p/>
        </draw:line>
        <draw:line draw:style-name="gr95" draw:text-style-name="P6" draw:layer="layout" svg:x1="22.411cm" svg:y1="3.386cm" svg:x2="23.814cm" svg:y2="3.386cm">
          <text:p/>
        </draw:line>
        <draw:line draw:style-name="gr95" draw:text-style-name="P6" draw:layer="layout" svg:x1="22.385cm" svg:y1="10.886cm" svg:x2="23.788cm" svg:y2="10.886cm">
          <text:p/>
        </draw:line>
        <draw:frame draw:style-name="gr23" draw:text-style-name="P8" draw:layer="layout" svg:width="2.725cm" svg:height="1.584cm" svg:x="24.567cm" svg:y="3.765cm">
          <draw:text-box>
            <text:p><text:span text:style-name="T3">Us</text:span><text:span text:style-name="T3">er </text:span><text:span text:style-name="T3">1</text:span></text:p>
          </draw:text-box>
        </draw:frame>
        <draw:frame draw:style-name="gr23" draw:text-style-name="P8" draw:layer="layout" svg:width="2.725cm" svg:height="1.584cm" svg:x="24.568cm" svg:y="11.665cm">
          <draw:text-box>
            <text:p><text:span text:style-name="T3">Us</text:span><text:span text:style-name="T3">er </text:span><text:span text:style-name="T3">3</text:span></text:p>
          </draw:text-box>
        </draw:frame>
        <draw:frame draw:style-name="gr23" draw:text-style-name="P8" draw:layer="layout" svg:width="2.725cm" svg:height="1.584cm" svg:x="1.169cm" svg:y="11.665cm">
          <draw:text-box>
            <text:p><text:span text:style-name="T3">Us</text:span><text:span text:style-name="T3">er </text:span><text:span text:style-name="T3">2</text:span></text:p>
          </draw:text-box>
        </draw:frame>
        <draw:frame draw:style-name="gr96" draw:text-style-name="P28" draw:layer="layout" svg:width="7.686cm" svg:height="0.962cm" svg:x="15.14cm" svg:y="0.454cm">
          <draw:text-box>
            <text:p>Commodity cloud storage</text:p>
          </draw:text-box>
        </draw:frame>
        <draw:frame draw:style-name="gr96" draw:text-style-name="P28" draw:layer="layout" svg:width="5.256cm" svg:height="0.962cm" svg:x="15.141cm" svg:y="5.754cm">
          <draw:text-box>
            <text:p>Commodity CDN</text:p>
          </draw:text-box>
        </draw:frame>
        <draw:line draw:style-name="gr85" draw:text-style-name="P6" draw:layer="layout" svg:x1="15.494cm" svg:y1="2.54cm" svg:x2="17.172cm" svg:y2="1.416cm">
          <text:p/>
        </draw:line>
        <draw:line draw:style-name="gr95" draw:text-style-name="P6" draw:layer="layout" svg:x1="5.659cm" svg:y1="10.886cm" svg:x2="4.056cm" svg:y2="10.886cm">
          <text:p/>
        </draw:line>
        <draw:line draw:style-name="gr95" draw:text-style-name="P6" draw:layer="layout" svg:x1="11.068cm" svg:y1="3.978cm" svg:x2="11.513cm" svg:y2="4.248cm">
          <text:p/>
        </draw:line>
        <draw:line draw:style-name="gr95" draw:text-style-name="P6" draw:layer="layout" svg:x1="10.76cm" svg:y1="3.596cm" svg:x2="11.641cm" svg:y2="3.878cm">
          <text:p/>
        </draw:line>
        <draw:line draw:style-name="gr95" draw:text-style-name="P6" draw:layer="layout" svg:x1="10.76cm" svg:y1="3.309cm" svg:x2="11.615cm" svg:y2="3.309cm">
          <text:p/>
        </draw:line>
        <draw:line draw:style-name="gr95" draw:text-style-name="P6" draw:layer="layout" svg:x1="18.288cm" svg:y1="3.409cm" svg:x2="18.989cm" svg:y2="3.409cm">
          <text:p/>
        </draw:line>
        <draw:line draw:style-name="gr95" draw:text-style-name="P6" draw:layer="layout" svg:x1="14.432cm" svg:y1="7.042cm" svg:x2="14.663cm" svg:y2="7.709cm">
          <text:p/>
        </draw:line>
        <draw:line draw:style-name="gr95" draw:text-style-name="P6" draw:layer="layout" svg:x1="12.858cm" svg:y1="7.204cm" svg:x2="12.858cm" svg:y2="7.78cm">
          <text:p/>
        </draw:line>
        <draw:custom-shape draw:style-name="gr11" draw:text-style-name="P9" draw:layer="layout" svg:width="2.321cm" svg:height="1.417cm" svg:x="22.973cm" svg:y="0.378cm">
          <text:p text:style-name="P4"><text:span text:style-name="T4">Read</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311.6279069767 26169.816643159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 draw:text-style-name="P9" draw:layer="layout" svg:width="2.321cm" svg:height="1.417cm" svg:x="22.991cm" svg:y="8.246cm">
          <text:p text:style-name="P4"><text:span text:style-name="T4">Read</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311.6279069767 26169.816643159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 draw:text-style-name="P9" draw:layer="layout" svg:width="2.321cm" svg:height="1.417cm" svg:x="0.009cm" svg:y="8.314cm">
          <text:p text:style-name="P4"><text:span text:style-name="T4">Read</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311.6279069767 26169.816643159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 draw:text-style-name="P9" draw:layer="layout" svg:width="2.321cm" svg:height="1.417cm" svg:x="0.027cm" svg:y="0.482cm">
          <text:p text:style-name="P4"><text:span text:style-name="T4">Writ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311.6279069767 26169.816643159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7" draw:text-style-name="P25" draw:layer="layout" svg:width="3.402cm" svg:height="2.802cm" svg:x="5.234cm" svg:y="1.616cm">
          <text:p text:style-name="P4"><text:span text:style-name="T14">E.C. </text:span><text:span text:style-name="T14">own</text:span><text:span text:style-name="T14">er</text:span></text:p>
          <text:p text:style-name="P4"><text:span text:style-name="T14"/></text:p>
          <text:p text:style-name="P4"/>
          <text:p text:style-name="P4"/>
          <draw:enhanced-geometry svg:viewBox="0 0 21600 21600" draw:type="rectangle" draw:enhanced-path="M 0 0 L 21600 0 21600 21600 0 21600 0 0 Z N"/>
        </draw:custom-shape>
        <draw:custom-shape draw:style-name="gr98" draw:text-style-name="P23" xml:id="id1" draw:id="id1" draw:layer="layout" svg:width="2.599cm" svg:height="1.781cm" svg:x="5.67cm" svg:y="2.429cm">
          <text:p/>
          <draw:enhanced-geometry svg:viewBox="0 0 21600 21600" draw:mirror-horizontal="false" draw:mirror-vertical="false" draw:type="rectangle" draw:enhanced-path="M 0 0 L 21600 0 21600 21600 0 21600 0 0 Z N"/>
        </draw:custom-shape>
        <draw:custom-shape draw:style-name="gr71" draw:text-style-name="P24" draw:layer="layout" svg:width="1.82cm" svg:height="0.912cm" svg:x="6.124cm" svg:y="3.298cm">
          <text:p text:style-name="P4"><text:span text:style-name="T13">Driver</text:span></text:p>
          <draw:enhanced-geometry svg:viewBox="0 0 21600 21600" draw:type="rectangle" draw:enhanced-path="M 0 0 L 21600 0 21600 21600 0 21600 0 0 Z N"/>
        </draw:custom-shape>
        <draw:frame draw:style-name="gr99" draw:text-style-name="P8" draw:layer="layout" svg:width="2.565cm" svg:height="1.781cm" svg:x="5.704cm" svg:y="2.429cm">
          <draw:text-box>
            <text:p><text:span text:style-name="T3">I.F.</text:span></text:p>
          </draw:text-box>
        </draw:frame>
        <draw:custom-shape draw:style-name="gr97" draw:text-style-name="P25" draw:layer="layout" svg:width="3.402cm" svg:height="2.802cm" svg:x="18.934cm" svg:y="1.916cm">
          <text:p text:style-name="P4"><text:span text:style-name="T14">E.C. 1</text:span></text:p>
          <text:p text:style-name="P4"><text:span text:style-name="T14"/></text:p>
          <text:p text:style-name="P4"/>
          <text:p text:style-name="P4"/>
          <draw:enhanced-geometry svg:viewBox="0 0 21600 21600" draw:type="rectangle" draw:enhanced-path="M 0 0 L 21600 0 21600 21600 0 21600 0 0 Z N"/>
        </draw:custom-shape>
        <draw:custom-shape draw:style-name="gr98" draw:text-style-name="P23" draw:layer="layout" svg:width="2.599cm" svg:height="1.781cm" svg:x="19.37cm" svg:y="2.729cm">
          <text:p/>
          <draw:enhanced-geometry svg:viewBox="0 0 21600 21600" draw:mirror-horizontal="false" draw:mirror-vertical="false" draw:type="rectangle" draw:enhanced-path="M 0 0 L 21600 0 21600 21600 0 21600 0 0 Z N"/>
        </draw:custom-shape>
        <draw:custom-shape draw:style-name="gr71" draw:text-style-name="P24" draw:layer="layout" svg:width="1.82cm" svg:height="0.912cm" svg:x="19.824cm" svg:y="3.598cm">
          <text:p text:style-name="P4"><text:span text:style-name="T13">Drive</text:span><text:span text:style-name="T13">r</text:span></text:p>
          <draw:enhanced-geometry svg:viewBox="0 0 21600 21600" draw:type="rectangle" draw:enhanced-path="M 0 0 L 21600 0 21600 21600 0 21600 0 0 Z N"/>
        </draw:custom-shape>
        <draw:frame draw:style-name="gr99" draw:text-style-name="P22" draw:layer="layout" svg:width="2.565cm" svg:height="1.781cm" svg:x="19.404cm" svg:y="2.729cm">
          <draw:text-box>
            <text:p text:style-name="P4"><text:span text:style-name="T3">I.F.</text:span></text:p>
          </draw:text-box>
        </draw:frame>
        <draw:custom-shape draw:style-name="gr97" draw:text-style-name="P25" xml:id="id3" draw:id="id3" draw:layer="layout" svg:width="3.402cm" svg:height="2.802cm" svg:x="18.934cm" svg:y="9.516cm">
          <text:p text:style-name="P4"><text:span text:style-name="T14">E.C. 3</text:span></text:p>
          <text:p text:style-name="P4"><text:span text:style-name="T14"/></text:p>
          <text:p text:style-name="P4"/>
          <text:p text:style-name="P4"/>
          <draw:enhanced-geometry svg:viewBox="0 0 21600 21600" draw:type="rectangle" draw:enhanced-path="M 0 0 L 21600 0 21600 21600 0 21600 0 0 Z N"/>
        </draw:custom-shape>
        <draw:custom-shape draw:style-name="gr98" draw:text-style-name="P23" draw:layer="layout" svg:width="2.599cm" svg:height="1.781cm" svg:x="19.37cm" svg:y="10.329cm">
          <text:p/>
          <draw:enhanced-geometry svg:viewBox="0 0 21600 21600" draw:mirror-horizontal="false" draw:mirror-vertical="false" draw:type="rectangle" draw:enhanced-path="M 0 0 L 21600 0 21600 21600 0 21600 0 0 Z N"/>
        </draw:custom-shape>
        <draw:custom-shape draw:style-name="gr71" draw:text-style-name="P24" draw:layer="layout" svg:width="1.82cm" svg:height="0.912cm" svg:x="19.824cm" svg:y="11.198cm">
          <text:p text:style-name="P4"><text:span text:style-name="T13">Driver</text:span></text:p>
          <draw:enhanced-geometry svg:viewBox="0 0 21600 21600" draw:type="rectangle" draw:enhanced-path="M 0 0 L 21600 0 21600 21600 0 21600 0 0 Z N"/>
        </draw:custom-shape>
        <draw:frame draw:style-name="gr99" draw:text-style-name="P8" draw:layer="layout" svg:width="2.565cm" svg:height="1.781cm" svg:x="19.404cm" svg:y="10.329cm">
          <draw:text-box>
            <text:p><text:span text:style-name="T3">I.F.</text:span></text:p>
          </draw:text-box>
        </draw:frame>
        <draw:custom-shape draw:style-name="gr97" draw:text-style-name="P25" draw:layer="layout" svg:width="3.402cm" svg:height="2.802cm" svg:x="11.534cm" svg:y="2.616cm">
          <text:p text:style-name="P4"><text:span text:style-name="T14">E.C. cloud</text:span></text:p>
          <text:p text:style-name="P4"><text:span text:style-name="T14"/></text:p>
          <text:p text:style-name="P4"/>
          <text:p text:style-name="P4"/>
          <draw:enhanced-geometry svg:viewBox="0 0 21600 21600" draw:type="rectangle" draw:enhanced-path="M 0 0 L 21600 0 21600 21600 0 21600 0 0 Z N"/>
        </draw:custom-shape>
        <draw:custom-shape draw:style-name="gr98" draw:text-style-name="P23" draw:layer="layout" svg:width="2.599cm" svg:height="1.781cm" svg:x="11.97cm" svg:y="3.429cm">
          <text:p/>
          <draw:enhanced-geometry svg:viewBox="0 0 21600 21600" draw:mirror-horizontal="false" draw:mirror-vertical="false" draw:type="rectangle" draw:enhanced-path="M 0 0 L 21600 0 21600 21600 0 21600 0 0 Z N"/>
        </draw:custom-shape>
        <draw:custom-shape draw:style-name="gr71" draw:text-style-name="P24" draw:layer="layout" svg:width="1.82cm" svg:height="0.912cm" svg:x="12.424cm" svg:y="4.298cm">
          <text:p text:style-name="P4"><text:span text:style-name="T13">Driver</text:span></text:p>
          <draw:enhanced-geometry svg:viewBox="0 0 21600 21600" draw:type="rectangle" draw:enhanced-path="M 0 0 L 21600 0 21600 21600 0 21600 0 0 Z N"/>
        </draw:custom-shape>
        <draw:frame draw:style-name="gr99" draw:text-style-name="P8" draw:layer="layout" svg:width="2.565cm" svg:height="1.781cm" svg:x="12.004cm" svg:y="3.429cm">
          <draw:text-box>
            <text:p><text:span text:style-name="T3">I.F.</text:span></text:p>
          </draw:text-box>
        </draw:frame>
        <draw:custom-shape draw:style-name="gr97" draw:text-style-name="P25" draw:layer="layout" svg:width="3.402cm" svg:height="2.802cm" svg:x="12.234cm" svg:y="7.816cm">
          <text:p text:style-name="P4"><text:span text:style-name="T14">E.C. CDN</text:span></text:p>
          <text:p text:style-name="P4"><text:span text:style-name="T14"/></text:p>
          <text:p text:style-name="P4"/>
          <text:p text:style-name="P4"/>
          <draw:enhanced-geometry svg:viewBox="0 0 21600 21600" draw:type="rectangle" draw:enhanced-path="M 0 0 L 21600 0 21600 21600 0 21600 0 0 Z N"/>
        </draw:custom-shape>
        <draw:custom-shape draw:style-name="gr98" draw:text-style-name="P23" draw:layer="layout" svg:width="2.599cm" svg:height="1.781cm" svg:x="12.67cm" svg:y="8.629cm">
          <text:p/>
          <draw:enhanced-geometry svg:viewBox="0 0 21600 21600" draw:mirror-horizontal="false" draw:mirror-vertical="false" draw:type="rectangle" draw:enhanced-path="M 0 0 L 21600 0 21600 21600 0 21600 0 0 Z N"/>
        </draw:custom-shape>
        <draw:custom-shape draw:style-name="gr71" draw:text-style-name="P24" draw:layer="layout" svg:width="1.82cm" svg:height="0.912cm" svg:x="13.124cm" svg:y="9.498cm">
          <text:p text:style-name="P4"><text:span text:style-name="T13">Driver</text:span></text:p>
          <draw:enhanced-geometry svg:viewBox="0 0 21600 21600" draw:type="rectangle" draw:enhanced-path="M 0 0 L 21600 0 21600 21600 0 21600 0 0 Z N"/>
        </draw:custom-shape>
        <draw:frame draw:style-name="gr99" draw:text-style-name="P8" draw:layer="layout" svg:width="2.565cm" svg:height="1.781cm" svg:x="12.704cm" svg:y="8.629cm">
          <draw:text-box>
            <text:p><text:span text:style-name="T3">I.F.</text:span></text:p>
          </draw:text-box>
        </draw:frame>
        <draw:custom-shape draw:style-name="gr97" draw:text-style-name="P25" xml:id="id2" draw:id="id2" draw:layer="layout" svg:width="3.402cm" svg:height="2.802cm" svg:x="5.234cm" svg:y="9.416cm">
          <text:p text:style-name="P4"><text:span text:style-name="T14">E.C. 2</text:span></text:p>
          <text:p text:style-name="P4"><text:span text:style-name="T14"/></text:p>
          <text:p text:style-name="P4"/>
          <text:p text:style-name="P4"/>
          <draw:enhanced-geometry svg:viewBox="0 0 21600 21600" draw:type="rectangle" draw:enhanced-path="M 0 0 L 21600 0 21600 21600 0 21600 0 0 Z N"/>
        </draw:custom-shape>
        <draw:custom-shape draw:style-name="gr98" draw:text-style-name="P23" draw:layer="layout" svg:width="2.599cm" svg:height="1.781cm" svg:x="5.67cm" svg:y="10.229cm">
          <text:p/>
          <draw:enhanced-geometry svg:viewBox="0 0 21600 21600" draw:mirror-horizontal="false" draw:mirror-vertical="false" draw:type="rectangle" draw:enhanced-path="M 0 0 L 21600 0 21600 21600 0 21600 0 0 Z N"/>
        </draw:custom-shape>
        <draw:custom-shape draw:style-name="gr71" draw:text-style-name="P24" draw:layer="layout" svg:width="1.82cm" svg:height="0.912cm" svg:x="6.124cm" svg:y="11.098cm">
          <text:p text:style-name="P4"><text:span text:style-name="T13">Driver</text:span></text:p>
          <draw:enhanced-geometry svg:viewBox="0 0 21600 21600" draw:type="rectangle" draw:enhanced-path="M 0 0 L 21600 0 21600 21600 0 21600 0 0 Z N"/>
        </draw:custom-shape>
        <draw:frame draw:style-name="gr99" draw:text-style-name="P8" draw:layer="layout" svg:width="2.565cm" svg:height="1.781cm" svg:x="5.704cm" svg:y="10.229cm">
          <draw:text-box>
            <text:p><text:span text:style-name="T3">I.F.</text:span></text:p>
          </draw:text-box>
        </draw:frame>
        <draw:line draw:style-name="gr85" draw:text-style-name="P6" draw:layer="layout" svg:x1="15.972cm" svg:y1="7.62cm" svg:x2="17.172cm" svg:y2="6.816cm">
          <text:p/>
        </draw:line>
        <presentation:notes draw:style-name="dp2">
          <draw:page-thumbnail draw:style-name="gr19" draw:layer="layout" svg:width="13.968cm" svg:height="10.476cm" svg:x="3.81cm" svg:y="2.123cm" draw:page-number="8" presentation:class="page"/>
          <draw:frame presentation:style-name="pr4" draw:text-style-name="P1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15" draw:display-name="Gradient 15" draw:style="linear" draw:start-color="#ffff99" draw:end-color="#ffd320" draw:start-intensity="100%" draw:end-intensity="100%" draw:angle="300" draw:border="0%"/>
    <draw:gradient draw:name="Gradient_20_16" draw:display-name="Gradient 16" draw:style="linear" draw:start-color="#ff420e" draw:end-color="#c5000b" draw:start-intensity="100%" draw:end-intensity="100%" draw:angle="300" draw:border="0%"/>
    <draw:gradient draw:name="Gradient_20_27" draw:display-name="Gradient 27" draw:style="linear" draw:start-color="#eeeeee" draw:end-color="#dddddd" draw:start-intensity="100%" draw:end-intensity="100%" draw:angle="300" draw:border="0%"/>
    <draw:gradient draw:name="Gradient_20_6" draw:display-name="Gradient 6" draw:style="linear" draw:start-color="#eeeeee" draw:end-color="#ffffff" draw:start-intensity="100%" draw:end-intensity="100%" draw:angle="1800" draw:border="0%"/>
    <draw:gradient draw:name="Gradient_20_8" draw:display-name="Gradient 8" draw:style="linear" draw:start-color="#729fcf" draw:end-color="#0084d1" draw:start-intensity="100%" draw:end-intensity="100%" draw:angle="300" draw:border="0%"/>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1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87cm" fo:margin-bottom="0cm" fo:text-indent="0cm"/>
      <style:text-properties fo:font-size="23.7999992370605pt" style:font-size-asian="24pt" style:font-size-complex="24pt"/>
    </style:style>
    <style:style style:name="Default-outline4" style:family="presentation" style:parent-style-name="Default-outline3">
      <style:paragraph-properties fo:margin-left="0cm" fo:margin-right="0cm" fo:margin-top="0.19cm" fo:margin-bottom="0cm" fo:text-indent="0cm"/>
      <style:text-properties fo:font-size="19.8999996185303pt" style:font-size-asian="20pt" style:font-size-complex="20pt"/>
    </style:style>
    <style:style style:name="Default-outline5" style:family="presentation" style:parent-style-name="Default-outline4">
      <style:paragraph-properties fo:margin-left="0cm" fo:margin-right="0cm" fo:margin-top="0.092cm" fo:margin-bottom="0cm" fo:text-indent="0cm"/>
      <style:text-properties fo:font-size="19.8999996185303pt" style:font-size-asian="20pt" style:font-size-complex="20pt"/>
    </style:style>
    <style:style style:name="Default-outline6" style:family="presentation" style:parent-style-name="Default-outline5">
      <style:paragraph-properties fo:margin-left="0cm" fo:margin-right="0cm" fo:margin-top="0.092cm" fo:margin-bottom="0cm" fo:text-indent="0cm"/>
      <style:text-properties fo:font-size="19.8999996185303pt" style:font-size-asian="20pt" style:font-size-complex="20pt"/>
    </style:style>
    <style:style style:name="Default-outline7" style:family="presentation" style:parent-style-name="Default-outline6">
      <style:paragraph-properties fo:margin-left="0cm" fo:margin-right="0cm" fo:margin-top="0.092cm" fo:margin-bottom="0cm" fo:text-indent="0cm"/>
      <style:text-properties fo:font-size="19.8999996185303pt" style:font-size-asian="20pt" style:font-size-complex="20pt"/>
    </style:style>
    <style:style style:name="Default-outline8" style:family="presentation" style:parent-style-name="Default-outline7">
      <style:paragraph-properties fo:margin-left="0cm" fo:margin-right="0cm" fo:margin-top="0.092cm" fo:margin-bottom="0cm" fo:text-indent="0cm"/>
      <style:text-properties fo:font-size="19.8999996185303pt" style:font-size-asian="20pt" style:font-size-complex="20pt"/>
    </style:style>
    <style:style style:name="Default-outline9" style:family="presentation" style:parent-style-name="Default-outline8">
      <style:paragraph-properties fo:margin-left="0cm" fo:margin-right="0cm" fo:margin-top="0.092cm" fo:margin-bottom="0cm" fo:text-indent="0cm"/>
      <style:text-properties fo:font-size="19.8999996185303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3.9000015258789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2.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4.216cm" svg:x="1cm" svg:y="3.812cm"/>
      <draw:page-thumbnail draw:layer="backgroundobjects" svg:width="9.294cm" svg:height="4.216cm" svg:x="1cm" svg:y="11.86cm"/>
      <draw:page-thumbnail draw:layer="backgroundobjects" svg:width="9.294cm" svg:height="4.216cm" svg:x="1cm" svg:y="19.908cm"/>
      <draw:page-thumbnail draw:layer="backgroundobjects" svg:width="9.294cm" svg:height="4.216cm" svg:x="11.295cm" svg:y="3.812cm"/>
      <draw:page-thumbnail draw:layer="backgroundobjects" svg:width="9.294cm" svg:height="4.216cm" svg:x="11.295cm" svg:y="11.86cm"/>
      <draw:page-thumbnail draw:layer="backgroundobjects" svg:width="9.294cm" svg:height="4.216cm" svg:x="11.295cm" svg:y="19.908cm"/>
    </style:handout-master>
    <style:master-page style:name="Default" style:page-layout-name="PM1" draw:style-name="Mdp1">
      <draw:frame presentation:style-name="Default-title" draw:layer="backgroundobjects" svg:width="25.198cm" svg:height="3.507cm" svg:x="1.389cm" svg:y="0.828cm" presentation:class="title" presentation:placeholder="true">
        <draw:text-box/>
      </draw:frame>
      <draw:frame presentation:style-name="Default-outline1" draw:layer="backgroundobjects" svg:width="25.198cm" svg:height="12.178cm" svg:x="1.389cm" svg:y="4.907cm" presentation:class="outline" presentation:placeholder="true">
        <draw:text-box/>
      </draw:frame>
      <draw:frame presentation:style-name="Mpr1" draw:text-style-name="MP2" draw:layer="backgroundobjects" svg:width="6.523cm" svg:height="1.449cm" svg:x="1.389cm" svg:y="19.124cm" presentation:class="date-time">
        <draw:text-box>
          <text:p text:style-name="MP1"><text:span text:style-name="MT1"><presentation:date-time/></text:span></text:p>
        </draw:text-box>
      </draw:frame>
      <draw:frame presentation:style-name="Mpr1" draw:text-style-name="MP6" draw:layer="backgroundobjects" svg:width="8.875cm" svg:height="1.449cm" svg:x="9.566cm" svg:y="19.124cm" presentation:class="footer">
        <draw:text-box>
          <text:p text:style-name="MP5"><text:span text:style-name="MT1"><presentation:footer/></text:span></text:p>
        </draw:text-box>
      </draw:frame>
      <draw:frame presentation:style-name="Mpr1" draw:text-style-name="MP4" draw:layer="backgroundobjects" svg:width="6.523cm" svg:height="1.449cm" svg:x="20.067cm" svg:y="19.124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12T22:44:44.019829600</meta:creation-date>
    <dc:date>2017-01-07T23:51:57.344051243</dc:date>
    <meta:editing-duration>P7DT4H34M56S</meta:editing-duration>
    <meta:editing-cycles>15</meta:editing-cycles>
    <meta:generator>LibreOffice/5.2.3.3$Linux_X86_64 LibreOffice_project/5243ff1e414ece3d4bb1f52c88c00c2089d6a4d9</meta:generator>
    <meta:print-date>2016-12-29T23:35:08.326583645</meta:print-date>
    <meta:document-statistic meta:object-count="234"/>
  </office:meta>
</office:document-meta>
</file>